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eeeeee" fo:padding="0.0194in" fo:border="non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eeeeee" fo:padding="0.0194in" fo:border="non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eeeeee" fo:padding="0.0194in" fo:border="non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eeeeee" fo:padding="0.0194in" fo:border="non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eeeeee" fo:padding="0.0194in" fo:border="non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eeeeee" fo:padding="0.0194in" fo:border="non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eeeeee" fo:padding="0.0194in" fo:border="non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eeeeee" fo:padding="0.0194in" fo:border="none">
        <style:background-image/>
      </style:table-cell-properties>
    </style:style>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0f98d1"/>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2d22b3"/>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30e5c9"/>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30f019"/>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31d7b2"/>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328709"/>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3f5029"/>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57993d"/>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officeooo:paragraph-rsid="0078e98a"/>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bold"/>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bold" officeooo:paragraph-rsid="006b3e40" style:font-weight-asian="bold" style:font-weight-complex="bold"/>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italic" fo:font-weight="normal"/>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font-name-asian="Times New Roman" style:font-size-asian="14pt" style:font-style-asian="normal" style:font-weight-asian="normal"/>
    </style:style>
    <style:style style:name="P17"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000000" style:font-name="Times New Roman" fo:font-size="14pt" fo:letter-spacing="normal" fo:font-style="normal" fo:font-weight="normal"/>
    </style:style>
    <style:style style:name="P18"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000000" style:font-name="Times New Roman" fo:font-size="14pt" fo:letter-spacing="normal" fo:font-style="normal" fo:font-weight="bold" style:font-weight-asian="bold" style:font-weight-complex="bold"/>
    </style:style>
    <style:style style:name="P19"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000000" style:font-name="Times New Roman" fo:font-size="14pt" fo:letter-spacing="normal" fo:font-style="italic" fo:font-weight="bold" style:font-weight-asian="bold" style:font-weight-complex="bold"/>
    </style:style>
    <style:style style:name="P20" style:family="paragraph" style:parent-style-name="Horizontal_20_Line">
      <style:text-properties fo:font-variant="normal" fo:text-transform="none" fo:color="#000000" style:font-name="Times New Roman" fo:font-size="14pt" fo:letter-spacing="normal" fo:font-style="normal" fo:font-weight="normal"/>
    </style:style>
    <style:style style:name="P21" style:family="paragraph" style:parent-style-name="Table_20_Contents">
      <style:paragraph-properties fo:text-align="end" style:justify-single-word="false"/>
      <style:text-properties style:font-name="arial" fo:font-weight="bold"/>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italic" fo:font-weight="bold" officeooo:paragraph-rsid="0030e5c9" style:font-weight-asian="bold" style:font-weight-complex="bold"/>
    </style:style>
    <style:style style:name="T1" style:family="text">
      <style:text-properties style:font-name="Times New Roman" fo:font-size="14pt" fo:font-style="normal" fo:font-weight="normal"/>
    </style:style>
    <style:style style:name="T2" style:family="text">
      <style:text-properties fo:font-weight="bold"/>
    </style:style>
    <style:style style:name="T3" style:family="text">
      <style:text-properties fo:color="#0000ff" fo:font-weight="bold"/>
    </style:style>
    <style:style style:name="T4" style:family="text">
      <style:text-properties fo:font-size="6pt"/>
    </style:style>
    <style:style style:name="T5" style:family="text">
      <style:text-properties fo:color="#010100"/>
    </style:style>
    <style:style style:name="T6" style:family="text">
      <style:text-properties fo:color="#010100" style:font-name="Times New Roman" fo:font-size="14pt" fo:font-style="normal" fo:font-weight="normal"/>
    </style:style>
    <style:style style:name="T7" style:family="text">
      <style:text-properties fo:color="#010100" fo:font-size="6pt"/>
    </style:style>
    <style:style style:name="T8" style:family="text">
      <style:text-properties fo:color="#010100" style:font-name-asian="Times New Roman" style:font-size-asian="14pt" style:font-style-asian="normal" style:font-weight-asian="normal"/>
    </style:style>
    <style:style style:name="T9" style:family="text">
      <style:text-properties fo:font-size="9.75pt"/>
    </style:style>
    <style:style style:name="T10" style:family="text">
      <style:text-properties fo:color="#ff0000"/>
    </style:style>
    <style:style style:name="T11" style:family="text">
      <style:text-properties style:font-name-asian="Times New Roman" style:font-size-asian="14pt" style:font-style-asian="normal" style:font-weight-asian="normal"/>
    </style:style>
    <style:style style:name="T12" style:family="text">
      <style:text-properties fo:font-size="12pt"/>
    </style:style>
    <style:style style:name="T13" style:family="text">
      <style:text-properties fo:font-size="15pt"/>
    </style:style>
    <style:style style:name="T14" style:family="text">
      <style:text-properties officeooo:rsid="001b319e"/>
    </style:style>
    <style:style style:name="T15" style:family="text">
      <style:text-properties officeooo:rsid="001cffbf"/>
    </style:style>
    <style:style style:name="T16" style:family="text">
      <style:text-properties officeooo:rsid="002ca483"/>
    </style:style>
    <style:style style:name="T17" style:family="text">
      <style:text-properties officeooo:rsid="0071cdfb"/>
    </style:style>
    <style:style style:name="T18" style:family="text">
      <style:text-properties officeooo:rsid="007248d2"/>
    </style:style>
    <style:style style:name="T19" style:family="text">
      <style:text-properties officeooo:rsid="00746db2"/>
    </style:style>
    <style:style style:name="T20" style:family="text">
      <style:text-properties officeooo:rsid="0074712f"/>
    </style:style>
    <style:style style:name="T21" style:family="text">
      <style:text-properties officeooo:rsid="0077116a"/>
    </style:style>
    <style:style style:name="T22" style:family="text">
      <style:text-properties officeooo:rsid="0078e98a"/>
    </style:style>
    <style:style style:name="T23" style:family="text">
      <style:text-properties officeooo:rsid="007bf14f"/>
    </style:style>
    <style:style style:name="T24" style:family="text">
      <style:text-properties officeooo:rsid="007c1265"/>
    </style:style>
    <style:style style:name="T25" style:family="text">
      <style:text-properties officeooo:rsid="007cdb33"/>
    </style:style>
    <style:style style:name="T26" style:family="text">
      <style:text-properties officeooo:rsid="007ecc76"/>
    </style:style>
    <style:style style:name="T27" style:family="text">
      <style:text-properties officeooo:rsid="008060cd"/>
    </style:style>
    <style:style style:name="T28" style:family="text">
      <style:text-properties officeooo:rsid="0080e026"/>
    </style:style>
    <style:style style:name="T29" style:family="text">
      <style:text-properties officeooo:rsid="008231b0"/>
    </style:style>
    <style:style style:name="T30" style:family="text">
      <style:text-properties officeooo:rsid="00840107"/>
    </style:style>
    <style:style style:name="T31" style:family="text">
      <style:text-properties officeooo:rsid="0084c1d9"/>
    </style:style>
    <style:style style:name="T32" style:family="text">
      <style:text-properties officeooo:rsid="0085b187"/>
    </style:style>
    <style:style style:name="T33" style:family="text">
      <style:text-properties officeooo:rsid="0086accd"/>
    </style:style>
    <style:style style:name="T34" style:family="text">
      <style:text-properties officeooo:rsid="0087d689"/>
    </style:style>
    <style:style style:name="T35" style:family="text">
      <style:text-properties officeooo:rsid="00899e2c"/>
    </style:style>
    <style:style style:name="T36" style:family="text">
      <style:text-properties officeooo:rsid="008b131d"/>
    </style:style>
    <style:style style:name="T37" style:family="text">
      <style:text-properties officeooo:rsid="008c1290"/>
    </style:style>
    <style:style style:name="T38" style:family="text">
      <style:text-properties officeooo:rsid="008d1569"/>
    </style:style>
    <style:style style:name="T39" style:family="text">
      <style:text-properties officeooo:rsid="008da5be"/>
    </style:style>
    <style:style style:name="T40" style:family="text">
      <style:text-properties officeooo:rsid="008f455b"/>
    </style:style>
    <style:style style:name="T41" style:family="text">
      <style:text-properties officeooo:rsid="0090d28b"/>
    </style:style>
    <style:style style:name="T42" style:family="text">
      <style:text-properties officeooo:rsid="0090f7e1"/>
    </style:style>
    <style:style style:name="T43" style:family="text">
      <style:text-properties officeooo:rsid="009408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Interface definition</text:p>
      <text:p text:style-name="P1">VDD<text:tab/><text:tab/>Driver power supply (+20~30V)<text:tab/><text:tab/>Input</text:p>
      <text:p text:style-name="P1">VSS<text:tab/><text:tab/>Drive power ground<text:tab/><text:tab/><text:tab/><text:tab/>Input<text:tab/><text:tab/>power supply</text:p>
      <text:p text:style-name="P1">MOT+<text:tab/>Motor drive positive signal<text:tab/><text:tab/><text:tab/>Output</text:p>
      <text:p text:style-name="P1">MOT-<text:tab/><text:tab/>Motor drive negative signal <text:tab/><text:tab/><text:tab/>Output<text:tab/>Motor</text:p>
      <text:p text:style-name="P1">CAN_H<text:tab/>CAN signal line<text:tab/><text:tab/><text:tab/><text:tab/><text:tab/>Two way</text:p>
      <text:p text:style-name="P1">CAN_L<text:tab/>CAN signal line<text:tab/><text:tab/><text:tab/><text:tab/><text:tab/>Two way<text:tab/>CAN2.0B</text:p>
      <text:p text:style-name="P1">LEFT<text:tab/><text:tab/>Left limit input signal<text:tab/><text:tab/><text:tab/><text:tab/>Input</text:p>
      <text:p text:style-name="P2">RIGHT<text:tab/>Right limit input signal<text:tab/><text:tab/><text:tab/><text:tab/>Input<text:tab/><text:tab/></text:p>
      <text:p text:style-name="P2">EN<text:tab/><text:tab/>External enable control (active high)<text:tab/><text:tab/>Input</text:p>
      <text:p text:style-name="P1">FAULT<text:tab/>Fault output (collector open)<text:tab/><text:tab/><text:tab/>Output</text:p>
      <text:p text:style-name="P1">GND<text:tab/><text:tab/>Control signal ground<text:tab/><text:tab/><text:tab/><text:tab/>Input<text:tab/><text:tab/>control signal</text:p>
      <text:p text:style-name="P1">+5Vout<text:tab/>Encoder positive power supply<text:tab/><text:tab/><text:tab/>Output</text:p>
      <text:p text:style-name="P1">A+<text:tab/><text:tab/>Encoder signal A channel +<text:tab/><text:tab/><text:tab/>Input</text:p>
      <text:p text:style-name="P1">B+<text:tab/><text:tab/>Encoder signal B channel +<text:tab/><text:tab/><text:tab/>Input</text:p>
      <text:p text:style-name="P1">Z+<text:tab/><text:tab/>Encoder signal Z channel +<text:tab/><text:tab/><text:tab/>Input</text:p>
      <text:p text:style-name="P1">GND<text:tab/><text:tab/>Encoder power ground<text:tab/><text:tab/><text:tab/><text:tab/>Output<text:tab/>Encoder</text:p>
      <text:p text:style-name="P1"/>
      <text:p text:style-name="P1">2. Wiring diagram</text:p>
      <text:p text:style-name="P20"/>
      <text:p text:style-name="P12">3. Interface Description</text:p>
      <text:p text:style-name="P1">(1) CAN_H / CAN_L: CAN2.0B signal, realize speed, position control, parameter setting, operation status monitoring, etc.;</text:p>
      <text:p text:style-name="P1">(2) The EN signal is external enable <text:span text:style-name="T5">control and</text:span> is valid in any mode. When EN is high, the <text:span text:style-name="T5">drive loads the motor</text:span> . When EN <text:span text:style-name="T14">a</text:span>t low level, the drive releases the motor and the motor is in a torque-free state. This signal is high when floating, when the driver <text:span text:style-name="T15">l</text:span>oad the motor.</text:p>
      <text:p text:style-name="P1">(3) FAULT is the error signal that the driver outputs to the outside. The collector is open, and the user can pull up to 30V. When the system protection is generated, the output is low; in the normal state, the output is high. The input current is less than 5mA.</text:p>
      <text:p text:style-name="P1">(4) LEFT is the left limit signal of the driver. When the signal changes from high level to low level, the left limit function will be triggered. at this time The drive will quickly control the motor to stop and remain enabled, at which point the drive control motor can only be to the right (clockwise)</text:p>
      <text:p text:style-name="P1"><text:soft-page-break/>Rotate, left will be blocked.</text:p>
      <text:p text:style-name="P1">(5) RIGHT is the drive right limit signal. When the signal changes from high level to low level, the right limit function will be triggered. This When the drive will quickly control the motor to stop running and remain enabled, then the drive control motor can only be left (counterclockwise)</text:p>
      <text:p text:style-name="P1">Rotate, the right will be blocked.</text:p>
      <text:p text:style-name="P10">4. Installation size (unit: mm)</text:p>
      <text:p text:style-name="P10"><text:span text:style-name="T22">4</text:span>. Software agreement</text:p>
      <text:p text:style-name="P12">1. CAN communication</text:p>
      <text:p text:style-name="P1">(1) Adopt CAN2.0B standard frame communication protocol, <text:span text:style-name="T5">communication rate: 1000kbps, 500kbps, 250kbps, 125kbps, 100kbps, </text:span>50kbps, 20kbps can be set. 500kbps is the default communication rate setting.</text:p>
      <text:p text:style-name="P1">Note : After modifying the communication speed of the drive, the host computer should also be modified to the same communication rate!</text:p>
      <text:p text:style-name="P1">(2) Drive address ID code definition:</text:p>
      <text:p text:style-name="P1">The master address ID code is 1, the drive address ID code range is 2~127, the ID code 0 is defined as the group call code, and the master can only pass the group call code.</text:p>
      <text:p text:style-name="P1">All drives are controlled, but cannot be read back, ie the read command is invalid; where ID code 127 is the default factory setting of the drive.</text:p>
      <text:p text:style-name="P12">2. Instruction structure</text:p>
      <text:p text:style-name="P1">The driver communicates with the host computer using the CAN2.0B standard frame communication protocol . The servo control management system software provided by the company can</text:p>
      <text:p text:style-name="P1">Dynamic graphics are generated to monitor the health of the motor in real time.</text:p>
      <text:p text:style-name="P1">The composition of the instruction code: [Device ID] + [Instruction] + [Data]</text:p>
      <text:p text:style-name="P1">[Device ID]: 1 byte, range 0~127;</text:p>
      <text:p text:style-name="P1">[instruction]: 1 byte, range 0~255;</text:p>
      <text:p text:style-name="P1">[Data]: None, 2 bytes or 4 bytes; 2 bytes make up 16-bit data, low byte first; 4 bytes make 32 digits <text:span text:style-name="T16">a</text:span>ccording to the low byte first;</text:p>
      <text:p text:style-name="P11">Note: To facilitate the description of the driver's instruction protocol, each hexadecimal instruction corresponds to an ASCII code instruction.</text:p>
      <text:p text:style-name="P11">The "Servo Control Management System" software is operated by ASCII code instructions, and the system converts the ASCII code fingers into 16</text:p>
      <text:p text:style-name="P11">After the command protocol is established, it communicates with the drive.</text:p>
      <text:p text:style-name="P1">3. Instruction classification and address list</text:p>
      <text:p text:style-name="P3"><text:soft-page-break/>Instruction classification </text:p>
      <text:p text:style-name="P3">Instruction classification subclass </text:p>
      <text:p text:style-name="P3">Used address range </text:p>
      <text:p text:style-name="P3">Reserved address range</text:p>
      <text:p text:style-name="P1">Read drive product information command</text:p>
      <text:p text:style-name="P1">0x01~0x02</text:p>
      <text:p text:style-name="P1">0x03~0x0F</text:p>
      <text:p text:style-name="P1">Motor encoder related configuration instructions</text:p>
      <text:p text:style-name="P1">0x10~0x1F</text:p>
      <text:p text:style-name="P1">0x20~0x27</text:p>
      <text:p text:style-name="P1">Drive operating mode and node address setting command</text:p>
      <text:p text:style-name="P1">0x28~0x2B</text:p>
      <text:p text:style-name="P1">0x2C~0x2F</text:p>
      <text:p text:style-name="P1">Drive operating parameter setting command</text:p>
      <text:p text:style-name="P1">0x30~0x3E</text:p>
      <text:p text:style-name="P1">0x3F~0x57</text:p>
      <text:p text:style-name="P1">PID debug setting instruction</text:p>
      <text:p text:style-name="P1">0x58~0x69</text:p>
      <text:p text:style-name="P1">0x6A~0x74</text:p>
      <text:p text:style-name="P1">Drive parameter settings</text:p>
      <text:p text:style-name="P1">Instruction for storage</text:p>
      <text:p text:style-name="P1">Into the EEPROM</text:p>
      <text:p text:style-name="P1">Set boot to find zero command</text:p>
      <text:p text:style-name="P1">0x75~0x7A</text:p>
      <text:p text:style-name="P1">0x7B~0x7F</text:p>
      <text:p text:style-name="P1">Drive system operation instruction</text:p>
      <text:p text:style-name="P1">0x80~0x85</text:p>
      <text:p text:style-name="P1">0x86~0x8F</text:p>
      <text:p text:style-name="P1">Speed ​​control command</text:p>
      <text:p text:style-name="P1">0x90~0x93</text:p>
      <text:p text:style-name="P1">0x94~0x97</text:p>
      <text:p text:style-name="P1">Position control instruction</text:p>
      <text:p text:style-name="P1">0x98~0xA1</text:p>
      <text:p text:style-name="P1">0xA2~0xAF</text:p>
      <text:p text:style-name="P1">Drive control</text:p>
      <text:p text:style-name="P1"><text:soft-page-break/>Order, used to control the drive</text:p>
      <text:p text:style-name="P1">Actuator operation</text:p>
      <text:p text:style-name="P1">Other control modes (reserved)</text:p>
      <text:p text:style-name="P1">no</text:p>
      <text:p text:style-name="P1">0xB0~0xCF</text:p>
      <text:p text:style-name="P1">Condition monitoring instruction</text:p>
      <text:p text:style-name="P1">0xD0~0xD3</text:p>
      <text:p text:style-name="P1">0xD4~0xDF</text:p>
      <text:p text:style-name="P1">Production test instruction</text:p>
      <text:p text:style-name="P1">Reserved</text:p>
      <text:p text:style-name="P1">0xE0~0xFF</text:p>
      <text:p text:style-name="P12"/>
      <text:p text:style-name="P13">4. Parameter setting instruction for storage in EEPROM</text:p>
      <text:p text:style-name="P14">ASCII</text:p>
      <text:p text:style-name="P14">instruction</text:p>
      <text:p text:style-name="P14">instruction</text:p>
      <text:p text:style-name="P14">instruction</text:p>
      <text:p text:style-name="P14">length</text:p>
      <text:p text:style-name="P14">Functional description</text:p>
      <text:p text:style-name="P14">for example</text:p>
      <text:p text:style-name="P14">The drive <text:span text:style-name="T9">ID</text:span> address is <text:span text:style-name="T9">0x08</text:span></text:p>
      <text:p text:style-name="P1">Read drive product information command</text:p>
      <text:p text:style-name="P1"/>
      <text:p text:style-name="P1">GID</text:p>
      <text:p text:style-name="P1">0x01<text:tab/><text:tab/> <text:span text:style-name="T17">1</text:span></text:p>
      <text:p text:style-name="P1">2</text:p>
      <text:p text:style-name="P1">Read the drive product number.</text:p>
      <text:p text:style-name="P1">Return data: 32-bit unsigned number.</text:p>
      <text:p text:style-name="P1">Issued: [0x08][0x01]</text:p>
      <text:p text:style-name="P1">Returns: [0x08][0x01][0x12345678]</text:p>
      <text:p text:style-name="P1"/>
      <text:p text:style-name="P4">GVER</text:p>
      <text:p text:style-name="P4"><text:s/>0x02<text:tab/><text:tab/><text:span text:style-name="T17">2</text:span></text:p>
      <text:p text:style-name="P1">2</text:p>
      <text:p text:style-name="P1">Read the software version.</text:p>
      <text:p text:style-name="P1"><text:soft-page-break/>Magnification 100 times, V1.24 → 124</text:p>
      <text:p text:style-name="P1">Return data: 16-bit signed number.</text:p>
      <text:p text:style-name="P1">Issued: [0x08][0x02]</text:p>
      <text:p text:style-name="P1">Returns: [0x08][0x02][0x007C]</text:p>
      <text:p text:style-name="P1"/>
      <text:p text:style-name="P23">Motor encoder related configuration</text:p>
      <text:p text:style-name="P1">KN</text:p>
      <text:p text:style-name="P1">0x10<text:tab/><text:tab/><text:span text:style-name="T18">16</text:span></text:p>
      <text:p text:style-name="P1">4</text:p>
      <text:p text:style-name="P1">Set the speed constant (K).</text:p>
      <text:p text:style-name="P1">Set the motor speed constant in rpm/V</text:p>
      <text:p text:style-name="P1">(turns per minute / volt).</text:p>
      <text:p text:style-name="P1">Data: 16-bit signed number.</text:p>
      <text:p text:style-name="P1">Issued: [0x08][0x10][0x007C]</text:p>
      <text:p text:style-name="P1"/>
      <text:p text:style-name="P1">GKN</text:p>
      <text:p text:style-name="P1">0x11<text:tab/><text:tab/><text:span text:style-name="T18">17</text:span></text:p>
      <text:p text:style-name="P1">2</text:p>
      <text:p text:style-name="P1">Read the speed constant.</text:p>
      <text:p text:style-name="P1">Return data: 16-bit signed number.</text:p>
      <text:p text:style-name="P1">Issued: [0x08][0x11]</text:p>
      <text:p text:style-name="P1">Returns: [0x08][0x11][ 0x007C]</text:p>
      <text:p text:style-name="P1"/>
      <text:p text:style-name="P1">R</text:p>
      <text:p text:style-name="P1">0x12<text:tab/><text:tab/><text:span text:style-name="T18">18</text:span></text:p>
      <text:p text:style-name="P1">4</text:p>
      <text:p text:style-name="P1">Set the internal resistance of the motor.</text:p>
      <text:p text:style-name="P1">Set the motor's terminal resistance in mΩ (millimeters</text:p>
      <text:p text:style-name="P1">Europe).</text:p>
      <text:p text:style-name="P1">Data: 16-bit signed number.</text:p>
      <text:p text:style-name="P1">Issued: [0x08][0x12][0x0080]</text:p>
      <text:p text:style-name="P1"/>
      <text:p text:style-name="P1">GR</text:p>
      <text:p text:style-name="P1">0x13<text:tab/><text:tab/><text:span text:style-name="T18">19</text:span></text:p>
      <text:p text:style-name="P1">2</text:p>
      <text:p text:style-name="P1"><text:soft-page-break/>Read the internal resistance of the motor.</text:p>
      <text:p text:style-name="P1">Return data: 16-bit signed number.</text:p>
      <text:p text:style-name="P1">Issued: [0x08][0x13]</text:p>
      <text:p text:style-name="P1">Returns: [0x08][0x13][ 0x0080]</text:p>
      <text:p text:style-name="P1"/>
      <text:p text:style-name="P1">N</text:p>
      <text:p text:style-name="P1">0x14<text:tab/><text:tab/><text:span text:style-name="T19">20</text:span></text:p>
      <text:p text:style-name="P1">4</text:p>
      <text:p text:style-name="P1">Set the gear ratio.</text:p>
      <text:p text:style-name="P1">Unit: 0.1, ie 128 means the gear ratio is</text:p>
      <text:p text:style-name="P1">12.8.</text:p>
      <text:p text:style-name="P1">Data: 16-bit signed number.</text:p>
      <text:p text:style-name="P1">Issued: [0x08][0x14][0x0080]</text:p>
      <text:p text:style-name="P1"/>
      <text:p text:style-name="P1">GN</text:p>
      <text:p text:style-name="P1">0x15<text:tab/><text:tab/><text:span text:style-name="T19">21</text:span></text:p>
      <text:p text:style-name="P1">2</text:p>
      <text:p text:style-name="P1">Read the gear ratio.</text:p>
      <text:p text:style-name="P1">Return data: 16-bit signed number.</text:p>
      <text:p text:style-name="P1">Issued: [0x08][0x15]</text:p>
      <text:p text:style-name="P1">Returns: [0x08][0x15][ 0x0080]</text:p>
      <text:p text:style-name="P1"/>
      <text:p text:style-name="P1">SSP</text:p>
      <text:p text:style-name="P1">0x16<text:tab/><text:tab/><text:span text:style-name="T20">22</text:span></text:p>
      <text:p text:style-name="P1">6</text:p>
      <text:p text:style-name="P1">Set the maximum allowable speed of the motor, suitable for</text:p>
      <text:p text:style-name="P1">Any working mode.</text:p>
      <text:p text:style-name="P1">Data: 32-bit signed number.</text:p>
      <text:p text:style-name="P1">Issued: [0x08][0x16][0x12345678]</text:p>
      <text:p text:style-name="P1"/>
      <text:p text:style-name="P1">GSP</text:p>
      <text:p text:style-name="P1">0x17<text:tab/><text:tab/><text:span text:style-name="T20">23</text:span></text:p>
      <text:p text:style-name="P1">2</text:p>
      <text:p text:style-name="P1">The maximum speed is allowed to read the set motor.</text:p>
      <text:p text:style-name="P1">Return data: 32-bit signed number.</text:p>
      <text:p text:style-name="P1"><text:soft-page-break/>Issued: [0x08][0x17]</text:p>
      <text:p text:style-name="P1">Returns: [0x08][0x17][ 0x12345678]</text:p>
      <text:p text:style-name="P1"/>
      <text:p text:style-name="P1"/>
      <text:p text:style-name="P1">SMV</text:p>
      <text:p text:style-name="P1">0x18<text:tab/><text:tab/><text:span text:style-name="T20">24</text:span></text:p>
      <text:p text:style-name="P1">4</text:p>
      <text:p text:style-name="P1">When the set speed is less than the minimum speed, the motor</text:p>
      <text:p text:style-name="P1">Will brake.</text:p>
      <text:p text:style-name="P1">Data: 16-bit signed number.</text:p>
      <text:p text:style-name="P1">Issued: [0x08][0x18][0x000A]</text:p>
      <text:p text:style-name="P1"/>
      <text:p text:style-name="P1">GMV<text:tab/><text:tab/><text:span text:style-name="T20">25</text:span></text:p>
      <text:p text:style-name="P1">0x19</text:p>
      <text:p text:style-name="P1">2</text:p>
      <text:p text:style-name="P1">Read the set minimum speed value.</text:p>
      <text:p text:style-name="P1">Return data: 16-bit signed number.</text:p>
      <text:p text:style-name="P1">Issued: [0x08][0x19]</text:p>
      <text:p text:style-name="P1">Returns: [0x08][0x19][0x000A]</text:p>
      <text:p text:style-name="P1"/>
      <text:p text:style-name="P1">SPC</text:p>
      <text:p text:style-name="P1">0x1A<text:tab/><text:tab/><text:span text:style-name="T20">26</text:span></text:p>
      <text:p text:style-name="P1">4</text:p>
      <text:p text:style-name="P1">Set the peak current of the motor.</text:p>
      <text:p text:style-name="P1">Value range: 0~20000 mA</text:p>
      <text:p text:style-name="P1">Data: 16-bit unsigned number.</text:p>
      <text:p text:style-name="P1">Issued: [0x08][0x1A][0x2468]</text:p>
      <text:p text:style-name="P1"/>
      <text:p text:style-name="P1">GPC</text:p>
      <text:p text:style-name="P1">0x1B<text:tab/><text:tab/><text:span text:style-name="T20">27</text:span></text:p>
      <text:p text:style-name="P1">2</text:p>
      <text:p text:style-name="P1">Read the set peak current.</text:p>
      <text:p text:style-name="P1">Return data: 16-bit unsigned number.</text:p>
      <text:p text:style-name="P1">Issued: [0x08][0x1B]</text:p>
      <text:p text:style-name="P1">Returns: [0x08][0x1B][0x2468]</text:p>
      <text:p text:style-name="P17">SCC</text:p>
      <text:p text:style-name="P1">0x1C</text:p>
      <text:p text:style-name="P1">4</text:p>
      <text:p text:style-name="P1">Set the continuous current value of the motor</text:p>
      <text:p text:style-name="P1">Value range: 0~10000 mA</text:p>
      <text:p text:style-name="P1">Data: 16-bit unsigned number.</text:p>
      <text:p text:style-name="P1">Issued: [0x08][0x1C][0x1234]</text:p>
      <text:p text:style-name="P1"/>
      <text:p text:style-name="P1">GCC</text:p>
      <text:p text:style-name="P1">0x1D</text:p>
      <text:p text:style-name="P1">2</text:p>
      <text:p text:style-name="P1">Read the set continuous current value.</text:p>
      <text:p text:style-name="P1">Return data: 16-bit unsigned number.</text:p>
      <text:p text:style-name="P1">Issued: [0x08][0x1D]</text:p>
      <text:p text:style-name="P1">Returns: [0x08][0x1D][ 0x1234]</text:p>
      <text:p text:style-name="P1"/>
      <text:p text:style-name="P1">ENC</text:p>
      <text:p text:style-name="P1">0x1E<text:tab/><text:tab/><text:span text:style-name="T21">30</text:span></text:p>
      <text:p text:style-name="P1">6</text:p>
      <text:p text:style-name="P1">Set the encoder resolution, the parameter is the encoder 4 times the actual number of lines.</text:p>
      <text:p text:style-name="P1">Data: 32-bit signed number.</text:p>
      <text:p text:style-name="P1">Issued: [0x08][0x1E][0x000007D0]</text:p>
      <text:p text:style-name="P1"/>
      <text:p text:style-name="P5">GENC </text:p>
      <text:p text:style-name="P5">0x1F<text:tab/><text:tab/><text:span text:style-name="T21">31</text:span></text:p>
      <text:p text:style-name="P1">2</text:p>
      <text:p text:style-name="P1">Read the encoder resolution.</text:p>
      <text:p text:style-name="P1">Return data: 32-bit signed number.</text:p>
      <text:p text:style-name="P1">Issued: [0x08][0x1F]</text:p>
      <text:p text:style-name="P1">Returns: [0x08][0x1F][0x000007D0]</text:p>
      <text:p text:style-name="P14"/>
      <text:p text:style-name="P14"/>
      <text:p text:style-name="P19">Drive operating mode and node address setting</text:p>
      <text:p text:style-name="P1">SADR</text:p>
      <text:p text:style-name="P1">0x28<text:tab/><text:tab/><text:span text:style-name="T23">40</text:span></text:p>
      <text:p text:style-name="P1">4</text:p>
      <text:p text:style-name="P1">Set the drive ID address</text:p>
      <text:p text:style-name="P1">Value range: 2~127</text:p>
      <text:p text:style-name="P1">Data: 16-bit signed number.</text:p>
      <text:p text:style-name="P1">Issued: [0x08][0x28][0x0080]</text:p>
      <text:p text:style-name="P1"/>
      <text:p text:style-name="P6">GADR </text:p>
      <text:p text:style-name="P6">0x29<text:tab/><text:tab/><text:span text:style-name="T23">41</text:span></text:p>
      <text:p text:style-name="P1">2</text:p>
      <text:p text:style-name="P1">Read drive ID address</text:p>
      <text:p text:style-name="P1">Return data: 16-bit signed number.</text:p>
      <text:p text:style-name="P1">Issued: [0x08][0x29]</text:p>
      <text:p text:style-name="P1">Returns: [0x08][0x29][0x0080]</text:p>
      <text:p text:style-name="P1"/>
      <text:p text:style-name="P1">SMOD</text:p>
      <text:p text:style-name="P1">0x2A<text:tab/><text:tab/><text:span text:style-name="T23">42</text:span></text:p>
      <text:p text:style-name="P1">4</text:p>
      <text:p text:style-name="P1">Set the current working mode:</text:p>
      <text:p text:style-name="P1">1) Control mode (Bit2, bit1, bit0)</text:p>
      <text:p text:style-name="P1">000: The speed controller is in effect;</text:p>
      <text:p text:style-name="P1">001: The position controller is in effect;</text:p>
      <text:p text:style-name="P1">010: The step controller is valid;</text:p>
      <text:p text:style-name="P1">011: Torque control mode</text:p>
      <text:p text:style-name="P1">Other: reserved</text:p>
      <text:p text:style-name="P1">2) Channel selection (Bit5, bit4, bit3)</text:p>
      <text:p text:style-name="P1">000: instruction protocol mode;</text:p>
      <text:p text:style-name="P1">001: analog signal control;</text:p>
      <text:p text:style-name="P1">010: PWM signal control;</text:p>
      <text:p text:style-name="P1">011: pulse, direction control;</text:p>
      <text:p text:style-name="P1">Other: reserved</text:p>
      <text:p text:style-name="P1">3) Command protocol channel selection</text:p>
      <text:p text:style-name="P1">(Bit8, bit7, bit6)</text:p>
      <text:p text:style-name="P1"><text:soft-page-break/>000: RS232 communication;</text:p>
      <text:p text:style-name="P1">001: RS485 communication;</text:p>
      <text:p text:style-name="P1">010: CAN communication;</text:p>
      <text:p text:style-name="P1">Other: reserved</text:p>
      <text:p text:style-name="P1">4) Enable hardware location range limit (Bit9)</text:p>
      <text:p text:style-name="P1">0: Disable location range restrictions</text:p>
      <text:p text:style-name="P1">1: Enable location range restrictions</text:p>
      <text:p text:style-name="P1">5) Enable software location range limit (Bit10)</text:p>
      <text:p text:style-name="P1">0: Disable location range restrictions</text:p>
      <text:p text:style-name="P1">1: Enable location range restrictions</text:p>
      <text:p text:style-name="P1">6) Simulated control mode to set motor steering</text:p>
      <text:p text:style-name="P1">(Bit11)</text:p>
      <text:p text:style-name="P1">0: The positive voltage is input and the motor rotates counterclockwise.</text:p>
      <text:p text:style-name="P1">1: Enter a positive voltage and the motor rotates clockwise.</text:p>
      <text:p text:style-name="P1">7) bit12, bit13, bit14, bit15: reserved.</text:p>
      <text:p text:style-name="P1">Data: 16-bit unsigned number.</text:p>
      <text:p text:style-name="P7">Issued: [0x08][0x2A][0x0400]</text:p>
      <text:p text:style-name="P1"/>
      <text:p text:style-name="P1">GMOD</text:p>
      <text:p text:style-name="P1">0x2B<text:tab/><text:tab/><text:span text:style-name="T23">43</text:span></text:p>
      <text:p text:style-name="P1">2</text:p>
      <text:p text:style-name="P1">Read the current working mode.</text:p>
      <text:p text:style-name="P1">Return data: 16-bit unsigned number.</text:p>
      <text:p text:style-name="P1">Issued: [0x08][0x2B]</text:p>
      <text:p text:style-name="P1">Returns: [0x08][0x2B][0x0400]</text:p>
      <text:p text:style-name="P14">Driver working mode setting parameters</text:p>
      <text:p text:style-name="P1"/>
      <text:p text:style-name="P1">BAUD</text:p>
      <text:p text:style-name="P1">0x30<text:tab/><text:tab/><text:span text:style-name="T24">48</text:span></text:p>
      <text:p text:style-name="P1">6</text:p>
      <text:p text:style-name="P1">Set the communication rate (unit: bps)</text:p>
      <text:p text:style-name="P1">Data: 32-bit signed number.</text:p>
      <text:p text:style-name="P1">Issued: [0x08][0x30][0x000F4240]</text:p>
      <text:p text:style-name="P1"/>
      <text:p text:style-name="P1"/>
      <text:p text:style-name="P1"><text:soft-page-break/>SMAV</text:p>
      <text:p text:style-name="P1">0x31</text:p>
      <text:p text:style-name="P1">4</text:p>
      <text:p text:style-name="P1">Set the deadband voltage when the input voltage is absolute</text:p>
      <text:p text:style-name="P1">When the value is less than the set value, the motor will brake.</text:p>
      <text:p text:style-name="P1">Value range: 0 to 1000.</text:p>
      <text:p text:style-name="P1">Unit: mV</text:p>
      <text:p text:style-name="P1">Data: 16-bit signed number.</text:p>
      <text:p text:style-name="P1">Issued: [0x08][0x31][0x0080]</text:p>
      <text:p text:style-name="P1"/>
      <text:p text:style-name="P1">GMAV</text:p>
      <text:p text:style-name="P1">0x32</text:p>
      <text:p text:style-name="P1">2</text:p>
      <text:p text:style-name="P1">Read the set deadband voltage value.</text:p>
      <text:p text:style-name="P1">Return data: 16-bit signed number.</text:p>
      <text:p text:style-name="P1">Issued: [0x08][0x32]</text:p>
      <text:p text:style-name="P1">Returns: [0x08][0x32][0x0080]</text:p>
      <text:p text:style-name="P1"/>
      <text:p text:style-name="P1">SPH<text:tab/><text:tab/></text:p>
      <text:p text:style-name="P1">0x33<text:tab/><text:tab/><text:span text:style-name="T24">51</text:span></text:p>
      <text:p text:style-name="P1">6</text:p>
      <text:p text:style-name="P1">Set the upper limit of the position range.</text:p>
      <text:p text:style-name="P1">Set the positive maximum position of the motor motion</text:p>
      <text:p text:style-name="P1">Surrounding, the value range: 0 ~ 2100000000</text:p>
      <text:p text:style-name="P1">Data: 32-bit signed number.</text:p>
      <text:p text:style-name="P1">Issued: [0x08][0x33] [0x12345678]</text:p>
      <text:p text:style-name="P1"/>
      <text:p text:style-name="P1">GPH</text:p>
      <text:p text:style-name="P1">0x34<text:tab/><text:tab/><text:span text:style-name="T24">52</text:span></text:p>
      <text:p text:style-name="P1">2</text:p>
      <text:p text:style-name="P1">Read the upper limit of the position.</text:p>
      <text:p text:style-name="P1">Return data: 32-bit signed number.</text:p>
      <text:p text:style-name="P1">Issued: [0x08][0x34]</text:p>
      <text:p text:style-name="P1">Returns: [0x08][0x34] [0x12345678]</text:p>
      <text:p text:style-name="P1"/>
      <text:p text:style-name="P1"><text:soft-page-break/>SPL</text:p>
      <text:p text:style-name="P1">0x35<text:tab/><text:tab/><text:span text:style-name="T25">53</text:span></text:p>
      <text:p text:style-name="P1">6</text:p>
      <text:p text:style-name="P1">Set the lower limit of the position range.</text:p>
      <text:p text:style-name="P1">Issued: [0x08][0x35] [0xF2345678]</text:p>
      <text:p text:style-name="P1">Set the reverse maximum position of the motor motion</text:p>
      <text:p text:style-name="P1">Surrounding, the value range: 0 ~ -2100000000.</text:p>
      <text:p text:style-name="P1">Data: 32-bit signed number.</text:p>
      <text:p text:style-name="P1"/>
      <text:p text:style-name="P1">GPL</text:p>
      <text:p text:style-name="P1">0x36<text:tab/><text:tab/><text:span text:style-name="T25">54</text:span></text:p>
      <text:p text:style-name="P1">2</text:p>
      <text:p text:style-name="P1">Read the lower limit of the position.</text:p>
      <text:p text:style-name="P1">Return data: 32-bit signed number.</text:p>
      <text:p text:style-name="P1">Issued: [0x08][0x36]</text:p>
      <text:p text:style-name="P1">Returns: [0x08][0x34] [0xF2345678]</text:p>
      <text:p text:style-name="P1"/>
      <text:p text:style-name="P1">STW</text:p>
      <text:p text:style-name="P1">0x37</text:p>
      <text:p text:style-name="P1">4</text:p>
      <text:p text:style-name="P1">Set the step width.</text:p>
      <text:p text:style-name="P1">Set the step taken for each pulse motor input</text:p>
      <text:p text:style-name="P1">number.</text:p>
      <text:p text:style-name="P1">Data: 16-bit signed number.</text:p>
      <text:p text:style-name="P1">Released: [0x08][0x37][0x0005]</text:p>
      <text:p text:style-name="P1"/>
      <text:p text:style-name="P1">GTW</text:p>
      <text:p text:style-name="P1">0x38</text:p>
      <text:p text:style-name="P1">2</text:p>
      <text:p text:style-name="P1">Read the step width.</text:p>
      <text:p text:style-name="P1">Return data: 16-bit signed number.</text:p>
      <text:p text:style-name="P1">Issued: [0x08][0x38]</text:p>
      <text:p text:style-name="P1">Returns: [0x08][0x38][0x0005]</text:p>
      <text:p text:style-name="P1"/>
      <text:p text:style-name="P1"/>
      <text:p text:style-name="P1"><text:soft-page-break/>SER</text:p>
      <text:p text:style-name="P1">0x39</text:p>
      <text:p text:style-name="P1">4</text:p>
      <text:p text:style-name="P1">Set the maximum position tracking error of the step mode.</text:p>
      <text:p text:style-name="P1">SER255, indicating that the position tracking error range is</text:p>
      <text:p text:style-name="P1">-255~+255; unit: encoder resolution.</text:p>
      <text:p text:style-name="P1">Data: 16-bit signed number.</text:p>
      <text:p text:style-name="P1">Issued: [0x08][0x39][0x00FF]</text:p>
      <text:p text:style-name="P1"/>
      <text:p text:style-name="P1">GER</text:p>
      <text:p text:style-name="P1">0x3A</text:p>
      <text:p text:style-name="P1">2</text:p>
      <text:p text:style-name="P1">Read step mode maximum position tracking error.</text:p>
      <text:p text:style-name="P1">Return data: 16-bit signed number.</text:p>
      <text:p text:style-name="P1">Issued: [0x08][0x3A]</text:p>
      <text:p text:style-name="P1">Returns: [0x08][0x3A][0x00FF]</text:p>
      <text:p text:style-name="P1"/>
      <text:p text:style-name="P1">SDEV</text:p>
      <text:p text:style-name="P1">0x3B</text:p>
      <text:p text:style-name="P1">4</text:p>
      <text:p text:style-name="P1">Set the speed deviation range.</text:p>
      <text:p text:style-name="P1">Set the allowable between the actual motor and the preset speed</text:p>
      <text:p text:style-name="P1">The range of deviation.</text:p>
      <text:p text:style-name="P1">Data: 16-bit signed number.</text:p>
      <text:p text:style-name="P1">Issued: [0x08][0x3B][0x0080]</text:p>
      <text:p text:style-name="P1"/>
      <text:p text:style-name="P1">GDEV</text:p>
      <text:p text:style-name="P1">0x3C</text:p>
      <text:p text:style-name="P1">2</text:p>
      <text:p text:style-name="P1">Read the speed deviation range.</text:p>
      <text:p text:style-name="P1">Return data: 16-bit signed number.</text:p>
      <text:p text:style-name="P1">Issued: [0x08][0x3C]</text:p>
      <text:p text:style-name="P1">Returns: [0x08][0x3C][0x0080]</text:p>
      <text:p text:style-name="P1"/>
      <text:p text:style-name="P1"/>
      <text:p text:style-name="P1"><text:soft-page-break/>SDCE</text:p>
      <text:p text:style-name="P1">0x3D</text:p>
      <text:p text:style-name="P1">4</text:p>
      <text:p text:style-name="P1">The delay indicates a fault.</text:p>
      <text:p text:style-name="P1">Set the delay to indicate the overload fault time, the unit</text:p>
      <text:p text:style-name="P1">In milliseconds.</text:p>
      <text:p text:style-name="P1">Data: 16-bit signed number.</text:p>
      <text:p text:style-name="P1">Issued: [0x08][0x3D][0x0800]</text:p>
      <text:p text:style-name="P1"/>
      <text:p text:style-name="P1">GDCE</text:p>
      <text:p text:style-name="P1">0x3E</text:p>
      <text:p text:style-name="P1">2</text:p>
      <text:p text:style-name="P1">Read the set fault delay indication time.</text:p>
      <text:p text:style-name="P1">Return data: 16-bit signed number.</text:p>
      <text:p text:style-name="P1">Issued: [0x08][0x3E]</text:p>
      <text:p text:style-name="P1">Returns: [0x08][0x3E][0x0800]</text:p>
      <text:p text:style-name="P12"/>
      <text:p text:style-name="P12">PID debug setting instruction</text:p>
      <text:p text:style-name="P1">A</text:p>
      <text:p text:style-name="P1">0x58<text:tab/><text:tab/><text:span text:style-name="T26">88</text:span></text:p>
      <text:p text:style-name="P1">4</text:p>
      <text:p text:style-name="P1">Set acceleration</text:p>
      <text:p text:style-name="P1">Issued: [0x08][0x58][0x0080]</text:p>
      <text:p text:style-name="P1">Set a new acceleration value; value range:</text:p>
      <text:p text:style-name="P1">1 to 30000.</text:p>
      <text:p text:style-name="P8">Data: 16-bit signed number.</text:p>
      <text:p text:style-name="P1"/>
      <text:p text:style-name="P1">GA</text:p>
      <text:p text:style-name="P1">0x59<text:tab/><text:tab/><text:span text:style-name="T26">89</text:span></text:p>
      <text:p text:style-name="P1">2</text:p>
      <text:p text:style-name="P1">Read the set motor acceleration value. Numerical range</text:p>
      <text:p text:style-name="P1">Wai: 1 ~ 30000.</text:p>
      <text:p text:style-name="P1">Return data: 16-bit signed number.</text:p>
      <text:p text:style-name="P1">Issued: [0x08][0x59]</text:p>
      <text:p text:style-name="P1">Returns: [0x08][0x59][0x0080]</text:p>
      <text:p text:style-name="P1"><text:soft-page-break/></text:p>
      <text:p text:style-name="P1">AP</text:p>
      <text:p text:style-name="P1">0X5A<text:tab/><text:tab/><text:span text:style-name="T26">90</text:span></text:p>
      <text:p text:style-name="P1">4</text:p>
      <text:p text:style-name="P1">Set the current loop scaling factor.</text:p>
      <text:p text:style-name="P1">Data: 16-bit signed number.</text:p>
      <text:p text:style-name="P1">Issued: [0x08][0x5A][0x0080]</text:p>
      <text:p text:style-name="P1"/>
      <text:p text:style-name="P1">GAP</text:p>
      <text:p text:style-name="P1">0x5B<text:tab/><text:tab/><text:span text:style-name="T27">91</text:span></text:p>
      <text:p text:style-name="P1">2</text:p>
      <text:p text:style-name="P1">Read the current loop scaling factor.</text:p>
      <text:p text:style-name="P1">Return data: 16-bit signed number.</text:p>
      <text:p text:style-name="P1">Issued: [0x08][0x5B]</text:p>
      <text:p text:style-name="P1">Returns: [0x08][0x5B][0x0080]</text:p>
      <text:p text:style-name="P1"/>
      <text:p text:style-name="P1">AI</text:p>
      <text:p text:style-name="P1">0x5C<text:tab/><text:tab/><text:span text:style-name="T28">92</text:span></text:p>
      <text:p text:style-name="P1">4</text:p>
      <text:p text:style-name="P1">Set the current loop integral factor.</text:p>
      <text:p text:style-name="P1">Data: 16-bit signed number.</text:p>
      <text:p text:style-name="P1">Issued: [0x08][0x5C][0x0040]</text:p>
      <text:p text:style-name="P1"/>
      <text:p text:style-name="P1">GAI</text:p>
      <text:p text:style-name="P1">0x5D<text:tab/><text:tab/><text:span text:style-name="T28">93</text:span></text:p>
      <text:p text:style-name="P1">2</text:p>
      <text:p text:style-name="P1">Read the current loop integral coefficient.</text:p>
      <text:p text:style-name="P1">Return data: 16-bit signed number.</text:p>
      <text:p text:style-name="P1">Issued: [0x08][0x5D]</text:p>
      <text:p text:style-name="P1">Returns: [0x08][0x5D][0x0040]</text:p>
      <text:p text:style-name="P1"/>
      <text:p text:style-name="P1">AD</text:p>
      <text:p text:style-name="P1">0x5E<text:tab/><text:tab/><text:span text:style-name="T28">94</text:span></text:p>
      <text:p text:style-name="P1">4</text:p>
      <text:p text:style-name="P1">Set the current loop differential coefficient.</text:p>
      <text:p text:style-name="P1"><text:soft-page-break/>Data: 16-bit signed number.</text:p>
      <text:p text:style-name="P1">Issued: [0x08][0x5E][0x0000]</text:p>
      <text:p text:style-name="P1"/>
      <text:p text:style-name="P1">GAD</text:p>
      <text:p text:style-name="P1">0x5F<text:tab/><text:tab/><text:span text:style-name="T28">95</text:span></text:p>
      <text:p text:style-name="P1">2</text:p>
      <text:p text:style-name="P1">Read the current loop differential coefficient.</text:p>
      <text:p text:style-name="P1">Return data: 16-bit signed number.</text:p>
      <text:p text:style-name="P1">Issued: [0x08][0x5F]</text:p>
      <text:p text:style-name="P1">Returns: [0x08][0x5F][0x0000]</text:p>
      <text:p text:style-name="P1"/>
      <text:p text:style-name="P1">P<text:tab/><text:tab/><text:span text:style-name="T29">96</text:span></text:p>
      <text:p text:style-name="P1">0x60</text:p>
      <text:p text:style-name="P1">4</text:p>
      <text:p text:style-name="P1">Set the speed loop scaling factor.</text:p>
      <text:p text:style-name="P1">Data: 16-bit signed number.</text:p>
      <text:p text:style-name="P1">Issued: [0x08][0x60][0x0080]</text:p>
      <text:p text:style-name="P1"/>
      <text:p text:style-name="P1">GP<text:tab/><text:tab/><text:span text:style-name="T30">97</text:span></text:p>
      <text:p text:style-name="P1">0x61</text:p>
      <text:p text:style-name="P1">2</text:p>
      <text:p text:style-name="P1">Read the speed loop scaling factor.</text:p>
      <text:p text:style-name="P1">Return data: 16-bit signed number.</text:p>
      <text:p text:style-name="P1">Issued: [0x08][0x61]</text:p>
      <text:p text:style-name="P1">Returns: [0x08][0x61][0x0080]</text:p>
      <text:p text:style-name="P1"/>
      <text:p text:style-name="P1">I<text:tab/><text:tab/><text:span text:style-name="T30">98</text:span></text:p>
      <text:p text:style-name="P1">0x62</text:p>
      <text:p text:style-name="P1">4</text:p>
      <text:p text:style-name="P1">Set the speed loop integral factor.</text:p>
      <text:p text:style-name="P1">Data: 16-bit signed number.</text:p>
      <text:p text:style-name="P1">Issued: [0x08][0x62][0x0040]</text:p>
      <text:p text:style-name="P1"/>
      <text:p text:style-name="P1"/>
      <text:p text:style-name="P17">GI</text:p>
      <text:p text:style-name="P1">0x63<text:tab/><text:tab/><text:span text:style-name="T30">99</text:span></text:p>
      <text:p text:style-name="P1">2</text:p>
      <text:p text:style-name="P1">Read the speed loop integral coefficient.</text:p>
      <text:p text:style-name="P1">Return data: 16-bit signed number.</text:p>
      <text:p text:style-name="P1">Issued: [0x08][0x63]</text:p>
      <text:p text:style-name="P1">Returns: [0x08][0x63][0x0040]</text:p>
      <text:p text:style-name="P1"/>
      <text:p text:style-name="P1">D</text:p>
      <text:p text:style-name="P1">0x64<text:tab/><text:tab/><text:span text:style-name="T30">100</text:span></text:p>
      <text:p text:style-name="P1">4</text:p>
      <text:p text:style-name="P1">Set the speed loop differential coefficient.</text:p>
      <text:p text:style-name="P1">Data: 16-bit signed number.</text:p>
      <text:p text:style-name="P1">Issued: [0x08][0x64][0x0000]</text:p>
      <text:p text:style-name="P1"/>
      <text:p text:style-name="P1">GD</text:p>
      <text:p text:style-name="P1">0x65<text:tab/><text:tab/><text:span text:style-name="T30">101</text:span></text:p>
      <text:p text:style-name="P1">2</text:p>
      <text:p text:style-name="P1">Read the speed loop differential coefficient.</text:p>
      <text:p text:style-name="P1">Issued: [0x08][0x65]</text:p>
      <text:p text:style-name="P1">Return data: 16-bit signed number.</text:p>
      <text:p text:style-name="P1">Returns: [0x08][0x65][0x0000]</text:p>
      <text:p text:style-name="P1"/>
      <text:p text:style-name="P1">MP</text:p>
      <text:p text:style-name="P1">0x66<text:tab/><text:tab/><text:span text:style-name="T30">102</text:span></text:p>
      <text:p text:style-name="P1">4</text:p>
      <text:p text:style-name="P1">Set the position loop scale factor.</text:p>
      <text:p text:style-name="P1">Data: 16-bit signed number.</text:p>
      <text:p text:style-name="P1">Issued: [0x08][0x66][0x0080]</text:p>
      <text:p text:style-name="P1"/>
      <text:p text:style-name="P1">GMP</text:p>
      <text:p text:style-name="P1">0x67</text:p>
      <text:p text:style-name="P1">2</text:p>
      <text:p text:style-name="P1">Read the position loop scale factor.</text:p>
      <text:p text:style-name="P1">Return data: 16-bit signed number.</text:p>
      <text:p text:style-name="P1"><text:soft-page-break/>Issued: [0x08][0x67]</text:p>
      <text:p text:style-name="P1">Returns: [0x08][0x67][0x0080]</text:p>
      <text:p text:style-name="P1"/>
      <text:p text:style-name="P1">MK</text:p>
      <text:p text:style-name="P1">0x68</text:p>
      <text:p text:style-name="P1">4</text:p>
      <text:p text:style-name="P1">Set the position loop speed feed forward coefficient.</text:p>
      <text:p text:style-name="P1">Data: 16-bit signed number.</text:p>
      <text:p text:style-name="P1">Issued: [0x08][0x68][0x0040]</text:p>
      <text:p text:style-name="P1"/>
      <text:p text:style-name="P1">GMK</text:p>
      <text:p text:style-name="P1">0x69</text:p>
      <text:p text:style-name="P1">2</text:p>
      <text:p text:style-name="P1">Read the position loop speed feed forward coefficient.</text:p>
      <text:p text:style-name="P1">Return data: 16-bit signed number.</text:p>
      <text:p text:style-name="P1">Issued: [0x08][0x69]</text:p>
      <text:p text:style-name="P1">Returns: [0x08][0x69][0x0040]</text:p>
      <text:p text:style-name="P1">Set boot to find zero command</text:p>
      <text:p text:style-name="P1"/>
      <text:p text:style-name="P1">SPOF</text:p>
      <text:p text:style-name="P1">0x75</text:p>
      <text:p text:style-name="P1">4</text:p>
      <text:p text:style-name="P1">Set the look for the zero mark.</text:p>
      <text:p text:style-name="P1">1: Boot to find the zero position</text:p>
      <text:p text:style-name="P1">0: boot does not look for zero</text:p>
      <text:p text:style-name="P1">Data: 16-bit unsigned number.</text:p>
      <text:p text:style-name="P1">Issued: [0x08][0x75][0x0001]</text:p>
      <text:p text:style-name="P1"/>
      <text:p text:style-name="P1">GPOF</text:p>
      <text:p text:style-name="P1">0x76</text:p>
      <text:p text:style-name="P1">2</text:p>
      <text:p text:style-name="P1">Read to find the zero mark.</text:p>
      <text:p text:style-name="P1">1: Boot to find the zero position</text:p>
      <text:p text:style-name="P1">0: boot does not look for zero</text:p>
      <text:p text:style-name="P1">Return data: 16-bit unsigned number.</text:p>
      <text:p text:style-name="P1"><text:soft-page-break/>Issued: [0x08][0x76]</text:p>
      <text:p text:style-name="P1">Returns: [0x08][0x76][0x0001]</text:p>
      <text:p text:style-name="P1"/>
      <text:p text:style-name="P1">SOV</text:p>
      <text:p text:style-name="P1">0x77</text:p>
      <text:p text:style-name="P1">6</text:p>
      <text:p text:style-name="P1">Set to find the zero speed.</text:p>
      <text:p text:style-name="P1">Data: 32-bit signed number.</text:p>
      <text:p text:style-name="P1">Issued: [0x08][0x77][0x00001234]</text:p>
      <text:p text:style-name="P1"/>
      <text:p text:style-name="P1">GOV</text:p>
      <text:p text:style-name="P1">0x78</text:p>
      <text:p text:style-name="P1">2</text:p>
      <text:p text:style-name="P1">Read to find the zero speed.</text:p>
      <text:p text:style-name="P1">Return data: 32-bit signed number.</text:p>
      <text:p text:style-name="P1">Issued: [0x08][0x78]</text:p>
      <text:p text:style-name="P1">Returns: [0x08][0x78][0x00001234]</text:p>
      <text:p text:style-name="P1"/>
      <text:p text:style-name="P1">SOP</text:p>
      <text:p text:style-name="P1">0x79</text:p>
      <text:p text:style-name="P1">6</text:p>
      <text:p text:style-name="P1">Set to find the maximum range of zeros.</text:p>
      <text:p text:style-name="P1">Data: 32-bit signed number.</text:p>
      <text:p text:style-name="P1">Issued: [0x08][0x79][0x12345678]</text:p>
      <text:p text:style-name="P1"/>
      <text:p text:style-name="P1">GOP</text:p>
      <text:p text:style-name="P1">0x7A</text:p>
      <text:p text:style-name="P1">2</text:p>
      <text:p text:style-name="P1">Read to find the maximum range of zeros.</text:p>
      <text:p text:style-name="P1">Return data: 32-bit signed number.</text:p>
      <text:p text:style-name="P1">Issued: [0x08][0x7A]</text:p>
      <text:p text:style-name="P1">Returns: [0x08][0x7A] [0x12345678]</text:p>
      <text:p text:style-name="P1"/>
      <text:p text:style-name="P1"/>
      <text:p text:style-name="P1"/>
      <text:p text:style-name="P12"><text:soft-page-break/>5. Drive control instructions for controlling drive operation</text:p>
      <text:p text:style-name="P14">ASCII</text:p>
      <text:p text:style-name="P14">instruction</text:p>
      <text:p text:style-name="P14">instruction</text:p>
      <text:p text:style-name="P14">Functional description</text:p>
      <text:p text:style-name="P14">for example</text:p>
      <text:p text:style-name="P14">instruction</text:p>
      <text:p text:style-name="P14">length</text:p>
      <text:p text:style-name="P14">The drive <text:span text:style-name="T9">ID</text:span> address is <text:span text:style-name="T9">0x08</text:span></text:p>
      <text:p text:style-name="P1"/>
      <text:p text:style-name="P12">Drive system operation instruction</text:p>
      <text:p text:style-name="P1"/>
      <text:p text:style-name="P1">ENA</text:p>
      <text:p text:style-name="P1">0x80<text:tab/><text:tab/><text:span text:style-name="T30">128</text:span></text:p>
      <text:p text:style-name="P1">2</text:p>
      <text:p text:style-name="P1">Enable control.</text:p>
      <text:p text:style-name="P1">The drive loads the motor.</text:p>
      <text:p text:style-name="P1">Issued: [0x08][0x80]</text:p>
      <text:p text:style-name="P1"/>
      <text:p text:style-name="P1">DIS</text:p>
      <text:p text:style-name="P1">0x81<text:tab/><text:tab/><text:span text:style-name="T30">129</text:span></text:p>
      <text:p text:style-name="P1">2</text:p>
      <text:p text:style-name="P1">Offline control.</text:p>
      <text:p text:style-name="P1">The drive releases the motor and the motor rotates inertially.</text:p>
      <text:p text:style-name="P1">Issued: [0x08][0x81]</text:p>
      <text:p text:style-name="P1"/>
      <text:p text:style-name="P1">ESA</text:p>
      <text:p text:style-name="P1">0x82<text:tab/><text:tab/><text:span text:style-name="T31">130</text:span></text:p>
      <text:p text:style-name="P1">2</text:p>
      <text:p text:style-name="P1">Save Settings.</text:p>
      <text:p text:style-name="P1">Save basic parameters and control mode parameters to EEPROM.</text:p>
      <text:p text:style-name="P1">Issued: [0x08][0x82]</text:p>
      <text:p text:style-name="P1"/>
      <text:p text:style-name="P1"/>
      <text:p text:style-name="P1"/>
      <text:p text:style-name="P1"><text:soft-page-break/>FCFG</text:p>
      <text:p text:style-name="P1">0x83<text:tab/><text:tab/><text:span text:style-name="T32">131</text:span></text:p>
      <text:p text:style-name="P1">2</text:p>
      <text:p text:style-name="P1">reset.</text:p>
      <text:p text:style-name="P1">Reset all parameters to the default settings at the factory</text:p>
      <text:p text:style-name="P1">Set.</text:p>
      <text:p text:style-name="P1">Issued: [0x08][0x83]</text:p>
      <text:p text:style-name="P1"/>
      <text:p text:style-name="P1">SBS</text:p>
      <text:p text:style-name="P1">0x84<text:tab/><text:tab/><text:span text:style-name="T32">132</text:span><text:tab/></text:p>
      <text:p text:style-name="P1">2</text:p>
      <text:p text:style-name="P1">Emergency stop command (this command is strictly prohibited to use frequently,</text:p>
      <text:p text:style-name="P1">Free of damage to the drive and motor)</text:p>
      <text:p text:style-name="P1">Applying the command driver in any mode will</text:p>
      <text:p text:style-name="P1">Brake the motor immediately (not subject to acceleration),</text:p>
      <text:p text:style-name="P1">The drive enters an emergency stop state;</text:p>
      <text:p text:style-name="P9">Issued: [0x08][0x84]</text:p>
      <text:p text:style-name="P1"/>
      <text:p text:style-name="P1">CBS</text:p>
      <text:p text:style-name="P1">0x85<text:tab/><text:tab/><text:span text:style-name="T32">133</text:span></text:p>
      <text:p text:style-name="P1">2</text:p>
      <text:p text:style-name="P1">Cancel emergency stop control.</text:p>
      <text:p text:style-name="P1">The drive restores the originally set operating mode.</text:p>
      <text:p text:style-name="P1">Issued: [0x08][0x85]</text:p>
      <text:p text:style-name="P1">Speed ​​control command</text:p>
      <text:p text:style-name="P1"/>
      <text:p text:style-name="P1">V</text:p>
      <text:p text:style-name="P1">0x90<text:tab/><text:tab/><text:span text:style-name="T33">144</text:span></text:p>
      <text:p text:style-name="P1">6</text:p>
      <text:p text:style-name="P1">Set the running speed.</text:p>
      <text:p text:style-name="P1">The motor starts moving at the set speed.</text:p>
      <text:p text:style-name="P1">Data: 32-bit signed number.</text:p>
      <text:p text:style-name="P1">Issued: [0x08][0x90][0x00123456]</text:p>
      <text:p text:style-name="P1"/>
      <text:p text:style-name="P1"/>
      <text:p text:style-name="P1"><text:soft-page-break/>GV</text:p>
      <text:p text:style-name="P1">0x91<text:tab/><text:tab/><text:span text:style-name="T33">145</text:span></text:p>
      <text:p text:style-name="P1">2</text:p>
      <text:p text:style-name="P1">Read the actual speed.</text:p>
      <text:p text:style-name="P1">Return data: 32-bit signed number.</text:p>
      <text:p text:style-name="P1">Issued: [0x08][0x91]</text:p>
      <text:p text:style-name="P1">Returns: [0x08][0x91][0x00123456]</text:p>
      <text:p text:style-name="P1"/>
      <text:p text:style-name="P1">GVE</text:p>
      <text:p text:style-name="P1">0x92<text:tab/><text:tab/><text:span text:style-name="T34">146</text:span></text:p>
      <text:p text:style-name="P1">6</text:p>
      <text:p text:style-name="P1">Read speed error.</text:p>
      <text:p text:style-name="P1">Return data: 32-bit signed number.</text:p>
      <text:p text:style-name="P1">Issued: [0x08][0x92]</text:p>
      <text:p text:style-name="P1">Returns: [0x08][0x92][0x00000012]</text:p>
      <text:p text:style-name="P1"/>
      <text:p text:style-name="P1">GSV</text:p>
      <text:p text:style-name="P1">0x93</text:p>
      <text:p text:style-name="P1">6</text:p>
      <text:p text:style-name="P1">Read the speed of the settings.</text:p>
      <text:p text:style-name="P1">Return data: 32-bit signed number.</text:p>
      <text:p text:style-name="P1">Issued: [0x08][0x93]</text:p>
      <text:p text:style-name="P1">Returns: [0x08][0x93][0x00123456]</text:p>
      <text:p text:style-name="P1">Position control instruction</text:p>
      <text:p text:style-name="P1"/>
      <text:p text:style-name="P1">PO</text:p>
      <text:p text:style-name="P1">0x98<text:tab/><text:tab/><text:span text:style-name="T34">152</text:span></text:p>
      <text:p text:style-name="P1">6</text:p>
      <text:p text:style-name="P1">Set the absolute position.</text:p>
      <text:p text:style-name="P1">Set the current position of the motor to the absolute position.</text:p>
      <text:p text:style-name="P1">It can only be set when the motor is stopped.</text:p>
      <text:p text:style-name="P1">Data: 32-bit signed number.</text:p>
      <text:p text:style-name="P1">Issued: [0x08][0x98][0x00000000]</text:p>
      <text:p text:style-name="P1"/>
      <text:p text:style-name="P1"/>
      <text:p text:style-name="P1"><text:soft-page-break/>M</text:p>
      <text:p text:style-name="P1">0x99<text:tab/><text:tab/><text:span text:style-name="T34">153</text:span></text:p>
      <text:p text:style-name="P1">6</text:p>
      <text:p text:style-name="P1">Set the absolute position and start the position movement.</text:p>
      <text:p text:style-name="P1">The motor starts moving to the set position.</text:p>
      <text:p text:style-name="P1">Data: 32-bit signed number.</text:p>
      <text:p text:style-name="P1">Issued: [0x08][0x99][0x12345678]</text:p>
      <text:p text:style-name="P1"/>
      <text:p text:style-name="P1">MR</text:p>
      <text:p text:style-name="P1">0x9A<text:tab/><text:tab/><text:span text:style-name="T34">154</text:span></text:p>
      <text:p text:style-name="P1">6</text:p>
      <text:p text:style-name="P1">Set the relative position and start the position movement.</text:p>
      <text:p text:style-name="P1">The motor begins to move to the set relative position.</text:p>
      <text:p text:style-name="P1">Data: 32-bit signed number.</text:p>
      <text:p text:style-name="P1">Released: [0x08][0x9A][0x00001234]</text:p>
      <text:p text:style-name="P1"/>
      <text:p text:style-name="P1">GM</text:p>
      <text:p text:style-name="P1">0x9B<text:tab/><text:tab/><text:span text:style-name="T35">155</text:span></text:p>
      <text:p text:style-name="P1">6</text:p>
      <text:p text:style-name="P1">Read the actual location.</text:p>
      <text:p text:style-name="P1">Return data: 32-bit signed number.</text:p>
      <text:p text:style-name="P1">Issued: [0x08][0x9B]</text:p>
      <text:p text:style-name="P1">Returns: [0x08][0x9B][0x12345678]</text:p>
      <text:p text:style-name="P1"/>
      <text:p text:style-name="P1">GME</text:p>
      <text:p text:style-name="P1">0x9C<text:tab/><text:tab/><text:span text:style-name="T36">156</text:span></text:p>
      <text:p text:style-name="P1">6</text:p>
      <text:p text:style-name="P1">Read position tracking error (also including stepping mode)</text:p>
      <text:p text:style-name="P1">formula).</text:p>
      <text:p text:style-name="P1">Return data: 32-bit signed number.</text:p>
      <text:p text:style-name="P1">Issued: [0x08][0x9C]</text:p>
      <text:p text:style-name="P1">Returns: [0x08][0x9C][0x00000012]</text:p>
      <text:p text:style-name="P1"/>
      <text:p text:style-name="P1"/>
      <text:p text:style-name="P1"/>
      <text:p text:style-name="P1"><text:soft-page-break/>GSM</text:p>
      <text:p text:style-name="P1">0x9D<text:tab/><text:tab/><text:span text:style-name="T37">157</text:span></text:p>
      <text:p text:style-name="P1">6</text:p>
      <text:p text:style-name="P1">Read the location of the settings.</text:p>
      <text:p text:style-name="P1">Return data: 32-bit signed number.</text:p>
      <text:p text:style-name="P1">Issued: [0x08][0x9D]</text:p>
      <text:p text:style-name="P1">Returns: [0x08][0x9D][0x12345678]</text:p>
      <text:p text:style-name="P1"/>
      <text:p text:style-name="P1">MM</text:p>
      <text:p text:style-name="P1">0x9E<text:tab/><text:tab/><text:span text:style-name="T38">158</text:span></text:p>
      <text:p text:style-name="P1">6</text:p>
      <text:p text:style-name="P1">Set the absolute position but not start the position</text:p>
      <text:p text:style-name="P1">move. Data: 32-bit signed number.</text:p>
      <text:p text:style-name="P1">Issued: [0x08][0x9E][0x12345678]</text:p>
      <text:p text:style-name="P1"/>
      <text:p text:style-name="P1">MMR</text:p>
      <text:p text:style-name="P1">0x9F<text:tab/><text:tab/><text:span text:style-name="T39">159</text:span></text:p>
      <text:p text:style-name="P1">6</text:p>
      <text:p text:style-name="P1">Set relative position but does not start position</text:p>
      <text:p text:style-name="P1">move. Data: 32-bit signed number.</text:p>
      <text:p text:style-name="P1">Released: [0x08][0x9F][0x00001234]</text:p>
      <text:p text:style-name="P1"/>
      <text:p text:style-name="P1">MRUN</text:p>
      <text:p text:style-name="P1">0xA0<text:tab/><text:tab/><text:span text:style-name="T40">160</text:span></text:p>
      <text:p text:style-name="P1">2</text:p>
      <text:p text:style-name="P1">Starting position movement</text:p>
      <text:p text:style-name="P1">Issued: [0x08][0xA0]</text:p>
      <text:p text:style-name="P1"/>
      <text:p text:style-name="P18">6. Condition monitoring instruction</text:p>
      <text:p text:style-name="P14">ASCII</text:p>
      <text:p text:style-name="P14">instruction</text:p>
      <text:p text:style-name="P14">instruction</text:p>
      <text:p text:style-name="P14">instruction</text:p>
      <text:p text:style-name="P14">length</text:p>
      <text:p text:style-name="P14">Functional description</text:p>
      <text:p text:style-name="P14">Example <text:span text:style-name="T9">(Device</text:span></text:p>
      <text:p text:style-name="P14">for example</text:p>
      <text:p text:style-name="P1"/>
      <text:p text:style-name="P1">GC</text:p>
      <text:p text:style-name="P1">0xD0<text:tab/><text:tab/><text:span text:style-name="T41">208</text:span></text:p>
      <text:p text:style-name="P1">2</text:p>
      <text:p text:style-name="P1">Read the actual current consumption value.</text:p>
      <text:p text:style-name="P1">Return data: 16-bit signed number.</text:p>
      <text:p text:style-name="P1">Issued: [0x08][0xD0]</text:p>
      <text:p text:style-name="P1">Returns: [0x08][0xD1][0x0080]</text:p>
      <text:p text:style-name="P1"/>
      <text:p text:style-name="P1">GT</text:p>
      <text:p text:style-name="P1">0xD1<text:tab/><text:tab/><text:span text:style-name="T41">209</text:span></text:p>
      <text:p text:style-name="P1">2</text:p>
      <text:p text:style-name="P1">Reading temperature</text:p>
      <text:p text:style-name="P1">Read the drive case temperature (°C).</text:p>
      <text:p text:style-name="P1">The temperature is a 16-bit signed number.</text:p>
      <text:p text:style-name="P1">Unit: Celsius</text:p>
      <text:p text:style-name="P1">Return data: 16-bit signed number.</text:p>
      <text:p text:style-name="P1">Issued: [0x08][0xD1]</text:p>
      <text:p text:style-name="P1">Returns: [0x08][0xD1][0x0020]</text:p>
      <text:p text:style-name="P1"/>
      <text:p text:style-name="P1">GSI</text:p>
      <text:p text:style-name="P1">0xD2<text:tab/><text:tab/><text:span text:style-name="T41">210</text:span></text:p>
      <text:p text:style-name="P1">2</text:p>
      <text:p text:style-name="P1">Read system information</text:p>
      <text:p text:style-name="P1">Return data: 16-bit unsigned number.</text:p>
      <text:p text:style-name="P1">Read system status values, bit numbers from left to right:</text:p>
      <text:p text:style-name="P1"><text:soft-page-break/>1) Motor controlled (bit0)</text:p>
      <text:p text:style-name="P1">1: The motor is controlled;</text:p>
      <text:p text:style-name="P1">0: The motor is not controlled;</text:p>
      <text:p text:style-name="P1">2) Motor steering (bit1)</text:p>
      <text:p text:style-name="P1">1: the motor rotates clockwise;</text:p>
      <text:p text:style-name="P1">0: The motor rotates counterclockwise;</text:p>
      <text:p text:style-name="P1">3) Emergency stop status (bit2)</text:p>
      <text:p text:style-name="P1">1: The motor stops suddenly;</text:p>
      <text:p text:style-name="P1">0: The motor is normal;</text:p>
      <text:p text:style-name="P1">4) Left limit status (bit3)</text:p>
      <text:p text:style-name="P1">0: normal state</text:p>
      <text:p text:style-name="P1">1: Left limit status</text:p>
      <text:p text:style-name="P1">5) Right limit status (bit4)</text:p>
      <text:p text:style-name="P1">0: normal state</text:p>
      <text:p text:style-name="P1">1: Right limit state</text:p>
      <text:p text:style-name="P1">6) Position status (bit5)</text:p>
      <text:p text:style-name="P1">0: The specified location has not arrived;</text:p>
      <text:p text:style-name="P1">1: The specified location has arrived;</text:p>
      <text:p text:style-name="P1">7) Speed ​​status (bit6)</text:p>
      <text:p text:style-name="P1">Issued: [0x08][0xD2]</text:p>
      <text:p text:style-name="P1">Returns: [0x08][0xD2][0x0080]</text:p>
      <text:p text:style-name="P1">0: The specified speed has not arrived;</text:p>
      <text:p text:style-name="P1">1: The specified speed has arrived;</text:p>
      <text:p text:style-name="P1">8) Boot to find the zero mark (bit7)</text:p>
      <text:p text:style-name="P1">0: Zero is not found;</text:p>
      <text:p text:style-name="P1">1: Zero has been found;</text:p>
      <text:p text:style-name="P1"/>
      <text:p text:style-name="P1">9) <text:span text:style-name="T10">System numerical unit system flag</text:span> (bit8)</text:p>
      <text:p text:style-name="P1">0: Class A system numerical unit system.</text:p>
      <text:p text:style-name="P1">1: Class B system numerical unit system.</text:p>
      <text:p text:style-name="P1">Specific A, B system numerical unit</text:p>
      <text:p text:style-name="P1">See the description below for details.</text:p>
      <text:p text:style-name="P1">10) Other: Reserved</text:p>
      <text:p text:style-name="P1">GFI</text:p>
      <text:p text:style-name="P1">0xD3</text:p>
      <text:p text:style-name="P1"><text:soft-page-break/>2</text:p>
      <text:p text:style-name="P1">Read fault information (by bit0-bit15</text:p>
      <text:p text:style-name="P1">16-digit number, 0: no fault, 1:</text:p>
      <text:p text:style-name="P1">Indicates a fault).</text:p>
      <text:p text:style-name="P1">Return data: 16-bit unsigned number.</text:p>
      <text:p text:style-name="P1">The digits represent from left to right:</text:p>
      <text:p text:style-name="P1">Bit0: Overheat alarm</text:p>
      <text:p text:style-name="P1">Bit1: Overheat protection</text:p>
      <text:p text:style-name="P1">Bit2: Overcurrent protection</text:p>
      <text:p text:style-name="P1">Bit3: Undervoltage protection</text:p>
      <text:p text:style-name="P1">Bit4: Overvoltage protection</text:p>
      <text:p text:style-name="P1">Bit5: Speed ​​out of control protection</text:p>
      <text:p text:style-name="P1">Bit6: Reserved</text:p>
      <text:p text:style-name="P1">Bit7: Overload protection</text:p>
      <text:p text:style-name="P1">Bit8: Position tracking error overrun protection</text:p>
      <text:p text:style-name="P1">Bit9: EEPROM error protection</text:p>
      <text:p text:style-name="P1">Bit10-Bit15: Reserved</text:p>
      <text:p text:style-name="P1">Issued: [0x08][0xD3]</text:p>
      <text:p text:style-name="P1">Returns: [0x08][0xD3][0x0000]</text:p>
      <text:p text:style-name="P1"/>
      <text:p text:style-name="P1">GEI</text:p>
      <text:p text:style-name="P1">0xD4<text:tab/><text:tab/><text:span text:style-name="T42">212</text:span></text:p>
      <text:p text:style-name="P1">2</text:p>
      <text:p text:style-name="P1">System error message.</text:p>
      <text:p text:style-name="P1">Issued : [0x08][ 0xD4 ]</text:p>
      <text:p text:style-name="P1">Return data: 16-bit unsigned number.</text:p>
      <text:p text:style-name="P1">The specific category is pending.</text:p>
      <text:p text:style-name="P1">Returns: [0x08][ 0xD4 ][0x0000]</text:p>
      <text:p text:style-name="P1">7. A, B type system numerical unit description</text:p>
      <text:p text:style-name="P1">The A/B type system numerical unit system is set by the 8th bit of the DIP switch, S8 is ON for the Class A system numerical unit system, and S8 is OFF for</text:p>
      <text:p text:style-name="P1">Class B system numerical unit system. The factory default is the Class A system numerical unit system.</text:p>
      <text:p text:style-name="P1">Class A system numerical unit system: speed and speed error in revolutions per minute (RPM), acceleration in revolutions per second <text:span text:style-name="T4">2</text:span> (R/S <text:span text:style-name="T4">2</text:span> ), bits</text:p>
      <text:p text:style-name="P1"><text:soft-page-break/>The position error is set in units of encoder resolution, and the step width (STW) unit in step pulse mode is also an encoder resolution.</text:p>
      <text:p text:style-name="P1">Class B system numerical unit system: speed and speed error in units of 0.01 degrees/second, acceleration in degrees/second <text:span text:style-name="T4">2</text:span> , position and position</text:p>
      <text:p text:style-name="P1">The error is in units of 0.01 degrees, and the step width (STW) unit in step pulse mode is also 0.01 degrees.</text:p>
      <text:p text:style-name="Horizontal_20_Line"/>
      <table:table table:name="Table17" table:style-name="Table17">
        <table:table-column table:style-name="Table17.A"/>
        <table:table-row>
          <table:table-cell table:style-name="Table17.A1" office:value-type="string">
            <text:p text:style-name="P21"><text:bookmark text:name="21"/>Page 21</text:p>
          </table:table-cell>
        </table:table-row>
      </table:table>
      <text:p text:style-name="P1"/>
      <text:p text:style-name="P12">In order to make the drive work better, the parameters must be set according to the actual situation before application. The parameter settings can be divided into the following categories:</text:p>
      <text:p text:style-name="P1">(1) Motor encoder related parameter settings</text:p>
      <text:p text:style-name="P1">1) Set the maximum speed allowed by the motor:</text:p>
      <text:p text:style-name="P1">The DC servo motor has a rated speed at the rated working voltage. According to the actual needs, the maximum speed allowed by the motor should be</text:p>
      <text:p text:style-name="P1">Less than the rated motor speed, generally can be set to less than 80% of the rated motor speed. <text:span text:style-name="T10">Note: This parameter must be set.</text:span></text:p>
      <text:p text:style-name="P1">2) Set the motor to allow the lowest speed:</text:p>
      <text:p text:style-name="P1">In the actual work, in order to make the control motor run more smoothly, the minimum speed can be set. When the motor running speed is required to be less than this value, the motor is required.</text:p>
      <text:p text:style-name="P1">It will stop running. In addition, this parameter must be set to achieve absolute stop during analog speed control or PWM speed control. silent</text:p>
      <text:p text:style-name="P1">The setting is 0.</text:p>
      <text:p text:style-name="P1">3) Set the peak current of the motor:</text:p>
      <text:p text:style-name="P1">In order to make the motor have better transient overload performance during acceleration and deceleration, the peak current can be set, but the current should be less than the stall current of the motor.</text:p>
      <text:p text:style-name="P1">Note: The peak current value of the motor should not exceed the peak current value allowed by the drive.</text:p>
      <text:p text:style-name="P1">4) Set the continuous current value of the motor:</text:p>
      <text:p text:style-name="P1">In order to make the motor and the driver work stably and reliably for a long time, the continuous working current of the motor can be set, and the motor can work under continuous current without</text:p>
      <text:p text:style-name="P1"><text:soft-page-break/>It will be too hot. Generally, the continuous current value should be half of the peak current and current.</text:p>
      <text:p text:style-name="P1">Note: The continuous current value of the motor should not exceed the continuous current value allowed by the drive.</text:p>
      <text:p text:style-name="P1">5) Set the encoder resolution:</text:p>
      <text:p text:style-name="P1">This drive can only be configured with incremental photoelectric encoders. The general encoder will nominally number of lines, such as 500 lines. This drive will encode</text:p>
      <text:p text:style-name="P1">The output signal of the device is processed by 4 times, so the encoder resolution is set to 4 times the actual number of lines, that is, the 500 line encoder.</text:p>
      <text:p text:style-name="P1">The resolution is 2000. <text:span text:style-name="T10">Note: This parameter must be set.</text:span></text:p>
      <text:p text:style-name="P1">6) Set the gear ratio (also called electronic gear):</text:p>
      <text:p text:style-name="P1">This ratio should be set when the motor is equipped with a gear unit.</text:p>
      <text:p text:style-name="P1">7) Set the motor speed constant: This parameter can be set in this drive.</text:p>
      <text:p text:style-name="P1">8) <text:span text:style-name="T5">Set the internal resistance of the motor: This parameter can be set in this drive.</text:span></text:p>
      <text:p text:style-name="Horizontal_20_Line"/>
      <table:table table:name="Table18" table:style-name="Table18">
        <table:table-column table:style-name="Table18.A"/>
        <table:table-row>
          <table:table-cell table:style-name="Table18.A1" office:value-type="string">
            <text:p text:style-name="P21"><text:bookmark text:name="22"/>Page 22</text:p>
          </table:table-cell>
        </table:table-row>
      </table:table>
      <text:p text:style-name="P1"/>
      <text:p text:style-name="P1">1. Initialization settings</text:p>
      <text:p text:style-name="P1">The default parameters when the drive is shipped from the factory are as follows:</text:p>
      <text:p text:style-name="P1">Instruction parameter</text:p>
      <text:p text:style-name="P1">Description</text:p>
      <text:p text:style-name="P1">Instruction parameter</text:p>
      <text:p text:style-name="P1">Description</text:p>
      <text:p text:style-name="P1">ENA</text:p>
      <text:p text:style-name="P1">Internal enable</text:p>
      <text:p text:style-name="P1">SPH2000000000</text:p>
      <text:p text:style-name="P1">Set the upper limit of the location range</text:p>
      <text:p text:style-name="P1">SMOD</text:p>
      <text:p text:style-name="P1">Operating mode</text:p>
      <text:p text:style-name="P1">Speed ​​control mode</text:p>
      <text:p text:style-name="P1">The signal source is CAN2.0</text:p>
      <text:p text:style-name="P1">SPL-2000000000</text:p>
      <text:p text:style-name="P1">Set the lower limit of the position range</text:p>
      <text:p text:style-name="P1">BAUD500000</text:p>
      <text:p text:style-name="P1">CAN communication baud rate</text:p>
      <text:p text:style-name="P1"><text:soft-page-break/>500000bps</text:p>
      <text:p text:style-name="P1">MP100</text:p>
      <text:p text:style-name="P1">Position scale factor 100</text:p>
      <text:p text:style-name="P1">SADR127</text:p>
      <text:p text:style-name="P1">Node address 127</text:p>
      <text:p text:style-name="P1">MK50</text:p>
      <text:p text:style-name="P1">Speed ​​feed forward coefficient 50</text:p>
      <text:p text:style-name="P1">ENC2000</text:p>
      <text:p text:style-name="P1">Encoder resolution 2000</text:p>
      <text:p text:style-name="P1">(500 lines)</text:p>
      <text:p text:style-name="P1">P50</text:p>
      <text:p text:style-name="P1">Speed ​​proportional coefficient 50</text:p>
      <text:p text:style-name="P1">SMV0</text:p>
      <text:p text:style-name="P1">Minimum speed 0RPM</text:p>
      <text:p text:style-name="P1">I30</text:p>
      <text:p text:style-name="P1">Speed ​​integral coefficient 30</text:p>
      <text:p text:style-name="P1">N1</text:p>
      <text:p text:style-name="P1">Transmission ratio 1</text:p>
      <text:p text:style-name="P1">D0</text:p>
      <text:p text:style-name="P1">Speed ​​differential coefficient</text:p>
      <text:p text:style-name="P1">SPOF0</text:p>
      <text:p text:style-name="P1">Booting does not look for zero</text:p>
      <text:p text:style-name="P1">SPC20000</text:p>
      <text:p text:style-name="P1">Maximum peak current 20A</text:p>
      <text:p text:style-name="P1">SMAV0</text:p>
      <text:p text:style-name="P1">Dead zone voltage 0mV</text:p>
      <text:p text:style-name="P1">SCC10000</text:p>
      <text:p text:style-name="P1">Maximum continuous current 10A</text:p>
      <text:p text:style-name="P1">SDCE3000</text:p>
      <text:p text:style-name="P1">Overload protection delay time</text:p>
      <text:p text:style-name="P1">3000ms</text:p>
      <text:p text:style-name="P1">Class A parameter (unit RPM)</text:p>
      <text:p text:style-name="P1">Class B parameters (unit: 0.01°/S)</text:p>
      <text:p text:style-name="P1">SSP5000</text:p>
      <text:p text:style-name="P1">Maximum speed 5000RPM</text:p>
      <text:p text:style-name="P1"><text:soft-page-break/>SSP360000</text:p>
      <text:p text:style-name="P1">Maximum speed 360°/S</text:p>
      <text:p text:style-name="P1">SOV60</text:p>
      <text:p text:style-name="P1">Zero speed 60</text:p>
      <text:p text:style-name="P1">SOV36000</text:p>
      <text:p text:style-name="P1">Zero speed 36 <text:span text:style-name="T5">° / S</text:span></text:p>
      <text:p text:style-name="P1">SOP1000</text:p>
      <text:p text:style-name="P1">Zero finding range 1000</text:p>
      <text:p text:style-name="P1">SOP18000</text:p>
      <text:p text:style-name="P1">Zero finding range 18000</text:p>
      <text:p text:style-name="P1">STW1</text:p>
      <text:p text:style-name="P1">Step width 1</text:p>
      <text:p text:style-name="P1">STW18</text:p>
      <text:p text:style-name="P1">Step width 18</text:p>
      <text:p text:style-name="P1">SER2000</text:p>
      <text:p text:style-name="P1">Step mode maximum tracking error</text:p>
      <text:p text:style-name="P1">SER36000</text:p>
      <text:p text:style-name="P1">Step mode maximum tracking error</text:p>
      <text:p text:style-name="P1">difference</text:p>
      <text:p text:style-name="P1">A50</text:p>
      <text:p text:style-name="P1">Acceleration 50R/S <text:span text:style-name="T4">2</text:span></text:p>
      <text:p text:style-name="P1">A3600</text:p>
      <text:p text:style-name="P1">Acceleration 3600°/S <text:span text:style-name="T4">2</text:span></text:p>
      <text:p text:style-name="P1">Note: The above parameters are the factory default values, and the user needs to reset and store according to the selected motor, encoder and load conditions.</text:p>
      <text:p text:style-name="P1">2. CAN2.0B speed control mode</text:p>
      <text:p text:style-name="P1">(1) Signal source: CAN2.0B communication</text:p>
      <text:p text:style-name="P1">(2) Setting mode: CAN speed control mode</text:p>
      <text:p text:style-name="P1">(3) Common instructions:</text:p>
      <text:p text:style-name="P15">• <text:span text:style-name="T6">Set speed: V + parameters</text:span></text:p>
      <text:p text:style-name="P1">Such as: V1000: Start the quick control mode, the motor starts to move at the set speed.</text:p>
      <text:p text:style-name="P15">• <text:span text:style-name="T6">Set acceleration:</text:span><text:span text:style-name="T1"> A + parameter</text:span></text:p>
      <text:p text:style-name="P1">Such as: <text:span text:style-name="T5">A100</text:span> , set the acceleration value, the unit is the revolution every second square <text:span text:style-name="T5">(R / S </text:span><text:span text:style-name="T7">2 </text:span><text:span text:style-name="T5">)</text:span> , the range: <text:span text:style-name="T5">1 to 30000.</text:span></text:p>
      <text:p text:style-name="P1">4. CAN2.0B position control mode</text:p>
      <text:p text:style-name="P1"><text:soft-page-break/>(1) Signal source: CAN2.0B communication</text:p>
      <text:p text:style-name="P1">(2) Setting mode: CAN2.0B position control mode</text:p>
      <text:p text:style-name="P1">(3) Common instructions:</text:p>
      <text:p text:style-name="P15">• <text:span text:style-name="T6">Set absolute position: PO + parameter</text:span></text:p>
      <text:p text:style-name="P1">Set the current position to the absolute position corresponding to the parameter.</text:p>
      <text:p text:style-name="P1">For example: PO0, the current position is set to absolute zero.</text:p>
      <text:p text:style-name="P15">• <text:span text:style-name="T6">Set maximum speed:</text:span><text:span text:style-name="T1"> SSP + parameters</text:span></text:p>
      <text:p text:style-name="P15">• <text:span text:style-name="T6">Set maximum acceleration: A + parameter</text:span></text:p>
      <text:p text:style-name="P15">• <text:span text:style-name="T6">Set the target position with absolute position parameters: M + parameters</text:span></text:p>
      <text:p text:style-name="P1">Such as: M2000, moving from the current position to the absolute position 2000.</text:p>
      <text:p text:style-name="P15">• <text:span text:style-name="T1">relative </text:span><text:span text:style-name="T6">position of the target position parameter settings: MR + parameters</text:span></text:p>
      <text:p text:style-name="P1">Such as: MR2000, moving 2,000 units in the forward direction from the current position.</text:p>
      <text:p text:style-name="P1"/>
      <text:p text:style-name="P1">six. Fault protection and reset</text:p>
      <text:p text:style-name="P1">1. Security Level</text:p>
      <text:p text:style-name="P1">The protection mechanism is divided into three levels of security: alarm, auto-recovery, and status latching. The protection mechanism of fault information at each level is as follows:</text:p>
      <text:p text:style-name="P15">• <text:span text:style-name="T6">Alarm: The drive continues to work, the flag is set, and the FAULT signal is output;</text:span></text:p>
      <text:p text:style-name="P15">• <text:span text:style-name="T8">自动恢复：故障发生后，系统关断</text:span><text:span text:style-name="T6">PWM</text:span><text:span text:style-name="T8">，标志置位， </text:span><text:span text:style-name="T6">FAULT </text:span><text:span text:style-name="T8">信号输出；</text:span></text:p>
      <text:p text:style-name="P15"><text:span text:style-name="T11">故障消失后，自动恢复到工作状态，标志清除， </text:span><text:span text:style-name="T1">FAULT </text:span><text:span text:style-name="T11">信号停止输出；</text:span></text:p>
      <text:p text:style-name="P15">• <text:span text:style-name="T8">状态锁存：故障发生后，系统关断</text:span><text:span text:style-name="T6">PWM</text:span><text:span text:style-name="T8">，标志置位， </text:span><text:span text:style-name="T6">FAULT </text:span><text:span text:style-name="T8">信号输出；</text:span></text:p>
      <text:p text:style-name="P15"><text:span text:style-name="T11">故障标志只能通过发送</text:span><text:span text:style-name="T1">ENA </text:span><text:span text:style-name="T11">指令或外部</text:span><text:span text:style-name="T1">EN </text:span><text:span text:style-name="T11">信号置高清除。</text:span></text:p>
      <text:p text:style-name="P15"><text:span text:style-name="T1">2</text:span><text:span text:style-name="T11">．故障保护依据</text:span></text:p>
      <text:p text:style-name="P15"><text:span text:style-name="T11">（</text:span><text:span text:style-name="T1">1</text:span><text:span text:style-name="T11">）过流保护</text:span></text:p>
      <text:p text:style-name="P15"><text:span text:style-name="T11">硬件过流保护：当瞬间电流大于 </text:span><text:span text:style-name="T6">13A</text:span><text:span text:style-name="T1"> </text:span><text:span text:style-name="T11">，硬件自动保护，关断</text:span><text:span text:style-name="T6">PWM</text:span><text:span text:style-name="T11">输出，此保护并不影响</text:span><text:span text:style-name="T8">故</text:span></text:p>
      <text:p text:style-name="P15"><text:span text:style-name="T11">障状态信息位 ；当电流小于 </text:span><text:span text:style-name="T1">13A </text:span><text:span text:style-name="T11">，硬件保护关闭，使能 </text:span><text:span text:style-name="T1">PWM </text:span><text:span text:style-name="T11">输出；</text:span></text:p>
      <text:p text:style-name="P16">软件过流保护：当电流持续大于 <text:span text:style-name="T5">峰值电流</text:span>的时间超过过流延迟保护时间，将产生保护。</text:p>
      <text:p text:style-name="P15"><text:span text:style-name="T11">（</text:span><text:span text:style-name="T1">4</text:span><text:span text:style-name="T11">）过压、欠压保护</text:span></text:p>
      <text:p text:style-name="P15"><text:span text:style-name="T11">当电源电压低于</text:span><text:span text:style-name="T1">10.5V </text:span><text:span text:style-name="T11">时系统将启动欠压保护；</text:span></text:p>
      <text:p text:style-name="P15"><text:span text:style-name="T11">当电源电压高于</text:span><text:span text:style-name="T1">54 </text:span><text:span text:style-name="T11">伏时系统将启动过压保护；</text:span></text:p>
      <text:p text:style-name="P15"><text:span text:style-name="T11">（</text:span><text:span text:style-name="T1">5</text:span><text:span text:style-name="T11">）速度失控保护</text:span></text:p>
      <text:p text:style-name="P16">驱动器无法控制电机按照设定的指令运行，将产生保护。</text:p>
      <text:p text:style-name="P15"><text:soft-page-break/><text:span text:style-name="T11">（</text:span><text:span text:style-name="T1">6</text:span><text:span text:style-name="T11">）过载保护</text:span></text:p>
      <text:p text:style-name="P16">当电流持续大于连续电流的时间超过过载保护延迟时间，将产生过载保护。</text:p>
      <text:p text:style-name="P15"><text:span text:style-name="T11">（</text:span><text:span text:style-name="T1">7</text:span><text:span text:style-name="T11">） </text:span><text:span text:style-name="T1">EEPROM </text:span><text:span text:style-name="T11">出错保护</text:span></text:p>
      <text:p text:style-name="P15"><text:span text:style-name="T11">如果</text:span><text:span text:style-name="T1">EEPROM </text:span><text:span text:style-name="T11">读取的数据信息不正确，驱动器保护，电机停止运转。</text:span></text:p>
      <text:p text:style-name="P15"><text:span text:style-name="T1">3. </text:span><text:span text:style-name="T11">故障信息读取</text:span></text:p>
      <text:p text:style-name="P15"><text:span text:style-name="T11">故障读取指令：</text:span><text:span text:style-name="T1">GFI</text:span><text:span text:style-name="T11">，驱动器返回信息如下 （以</text:span><text:span text:style-name="T1">bit0-bit15,16 </text:span><text:span text:style-name="T11">位数字表示，</text:span><text:span text:style-name="T1">0</text:span><text:span text:style-name="T11">：表示无故障，</text:span><text:span text:style-name="T1">1</text:span><text:span text:style-name="T11">：表示</text:span></text:p>
      <text:p text:style-name="P16">有故障） <text:span text:style-name="T5">：</text:span></text:p>
      <text:p text:style-name="P16">保护类别</text:p>
      <text:p text:style-name="P16">标志位</text:p>
      <text:p text:style-name="P16">安全级别</text:p>
      <text:p text:style-name="P15"><text:span text:style-name="T11">关断</text:span><text:span text:style-name="T1">PWM </text:span><text:span text:style-name="T11">输出</text:span></text:p>
      <text:p text:style-name="P15"><text:span text:style-name="T1">FAULT </text:span><text:span text:style-name="T11">输出</text:span></text:p>
      <text:p text:style-name="P16">过流保护</text:p>
      <text:p text:style-name="P1">Bit2</text:p>
      <text:p text:style-name="P16">状态锁存</text:p>
      <text:p text:style-name="P1">Yes</text:p>
      <text:p text:style-name="P1">Yes</text:p>
      <text:p text:style-name="P16">欠压保护</text:p>
      <text:p text:style-name="P1">Bit3</text:p>
      <text:p text:style-name="P16">自动恢复</text:p>
      <text:p text:style-name="P1">Yes</text:p>
      <text:p text:style-name="P1">Yes</text:p>
      <text:p text:style-name="Horizontal_20_Line"/>
      <table:table table:name="Table21" table:style-name="Table21">
        <table:table-column table:style-name="Table21.A"/>
        <table:table-row>
          <table:table-cell table:style-name="Table21.A1" office:value-type="string">
            <text:p text:style-name="P21"><text:bookmark text:name="25"/>Page 25</text:p>
          </table:table-cell>
        </table:table-row>
      </table:table>
      <text:p text:style-name="P16">西安铭朗电子科技有限责任公司</text:p>
      <text:p text:style-name="P1">·MLDS3605C User Manual·</text:p>
      <text:p text:style-name="P1">Company Address: Room 1103, Block H, Wangzuo Modern City, Tangyan Road, High-tech Zone, Xi'an (PR: 710075)</text:p>
      <text:p text:style-name="P1">Tel: 86-29-88892291 15802975566 Fax: 86-29-88892265</text:p>
      <text:p text:style-name="P1">Website: <text:span text:style-name="T3">http://www.mosvo.com</text:span></text:p>
      <text:p text:style-name="P1">The first <text:span text:style-name="T2">24-</text:span> page Total <text:span text:style-name="T2">29</text:span> Ye</text:p>
      <text:p text:style-name="P1">Overvoltage protection</text:p>
      <text:p text:style-name="P1">Bit4</text:p>
      <text:p text:style-name="P1">Automatic recovery</text:p>
      <text:p text:style-name="P1"><text:soft-page-break/>Yes</text:p>
      <text:p text:style-name="P1">Yes</text:p>
      <text:p text:style-name="P1">Out of control</text:p>
      <text:p text:style-name="P1">Bit5</text:p>
      <text:p text:style-name="P1">Status latch</text:p>
      <text:p text:style-name="P1">Yes</text:p>
      <text:p text:style-name="P1">Yes</text:p>
      <text:p text:style-name="P1">Overload protection</text:p>
      <text:p text:style-name="P1">Bit7</text:p>
      <text:p text:style-name="P1">Status latch</text:p>
      <text:p text:style-name="P1">Yes</text:p>
      <text:p text:style-name="P1">Yes</text:p>
      <text:p text:style-name="P1">EEPROM error</text:p>
      <text:p text:style-name="P1">protection</text:p>
      <text:p text:style-name="P1">Bit9</text:p>
      <text:p text:style-name="P1">Status latch</text:p>
      <text:p text:style-name="P1">Yes</text:p>
      <text:p text:style-name="P1">Yes</text:p>
      <text:p text:style-name="P1">Note: Once the state is latched, the driver will turn off the PWM output and can only be cleared by sending an ENA instruction or an external EN signal.</text:p>
      <text:p text:style-name="P1">When the ENA signal is active or the EN signal is high, if the fault disappears, the corresponding fault flag is automatically cleared.</text:p>
      <text:p text:style-name="Horizontal_20_Line"/>
      <table:table table:name="Table22" table:style-name="Table22">
        <table:table-column table:style-name="Table22.A"/>
        <table:table-row>
          <table:table-cell table:style-name="Table22.A1" office:value-type="string">
            <text:p text:style-name="P21"><text:bookmark text:name="26"/>Page 26</text:p>
          </table:table-cell>
        </table:table-row>
      </table:table>
      <text:p text:style-name="P1">Xi'an Minglang Electronic Technology Co., Ltd.</text:p>
      <text:p text:style-name="P1">·MLDS3605C User Manual·</text:p>
      <text:p text:style-name="P1">Company Address: Room 1103, Block H, Wangzuo Modern City, Tangyan Road, High-tech Zone, Xi'an (PR: 710075)</text:p>
      <text:p text:style-name="P1">Tel: 86-29-88892291 15802975566 Fax: 86-29-88892265</text:p>
      <text:p text:style-name="P1">Website: <text:span text:style-name="T3">http://www.mosvo.com</text:span></text:p>
      <text:p text:style-name="P1">The first <text:span text:style-name="T2">25</text:span> Total <text:span text:style-name="T2">29</text:span> Ye</text:p>
      <text:p text:style-name="P1">Seven. Parameter setting and <text:span text:style-name="T12">PID</text:span> debugging</text:p>
      <text:p text:style-name="P1">1. parameter settings</text:p>
      <text:p text:style-name="P1">(1) Connect the CAN communication port and set it on the Servo Operation Management System. For details, please refer to the software instructions.</text:p>
      <text:p text:style-name="P1"><text:soft-page-break/>(2) The user sets it according to the software protocol.</text:p>
      <text:p text:style-name="P1">2. Parameter saving</text:p>
      <text:p text:style-name="P1">(1) Use the "Servo Control System" to save, see the software manual for details;</text:p>
      <text:p text:style-name="P1">(2) The user saves using the ESA instruction.</text:p>
      <text:p text:style-name="P1">Note: The parameters downloaded during the debugging process will not be saved if they are saved by the ESA instruction.</text:p>
      <text:p text:style-name="P1">3. <text:span text:style-name="T12">PID</text:span> debugging</text:p>
      <text:p text:style-name="P1">The customer needs to debug the PID parameters according to his actual application, and can intuitively observe the debugging on the Servo Operation Management Software.</text:p>
      <text:p text:style-name="P1">effect. The PID parameters are generally different depending on the motor and load. Adjusting the PID parameters can improve the dynamics of the system. Speed ​​control</text:p>
      <text:p text:style-name="P1">System mode (CAN2.0B/PWM signal source), position control mode (CAN2.0B signal source), step control mode generally need different</text:p>
      <text:p text:style-name="P1">PID value, the customer needs to adjust the parameters according to their actual application. According to the actual application needs of customers, the following situations are classified:</text:p>
      <text:p text:style-name="P15"><text:span text:style-name="T1">(1) Only the speed control mode is applied, and the PID debugging method is as follows:</text:span></text:p>
      <text:p text:style-name="P15">• <text:span text:style-name="T1">Set the maximum speed (ie rated speed).</text:span></text:p>
      <text:p text:style-name="P1">For example: -&gt; SSP5000;</text:p>
      <text:p text:style-name="P15">• <text:span text:style-name="T1">Set the acceleration.</text:span></text:p>
      <text:p text:style-name="P1">For example: -&gt; A100;</text:p>
      <text:p text:style-name="P15">• <text:span text:style-name="T1">Increase the P-factor and I-factor at the same time, the D-factor is 0, and keep the P-factor as a factor of 3 to 0.2 times the I-factor.</text:span></text:p>
      <text:p text:style-name="P1">Example: -&gt; P20</text:p>
      <text:p text:style-name="P1">-&gt; I10</text:p>
      <text:p text:style-name="P1">-&gt; D0</text:p>
      <text:p text:style-name="P15">• <text:span text:style-name="T1">Increase the speed from zero to the rated speed, then decrease to zero, and observe the speed response curve, speed stability, and overshoot.</text:span></text:p>
      <text:p text:style-name="P15">• <text:span text:style-name="T1">Repeat the above two steps (including adjusting the multiple of P and I) until the best performance;</text:span></text:p>
      <text:p text:style-name="P15">• <text:span text:style-name="T1">To speed up the adjustment process, adjust the D factor appropriately to make the system perform better. ;</text:span></text:p>
      <text:p text:style-name="P1">(2) CAN2.0B position control mode, PID debugging method is as follows:</text:p>
      <text:p text:style-name="P15"><text:soft-page-break/>• <text:span text:style-name="T1">Set the maximum speed. For example: -&gt; SSP5000;</text:span></text:p>
      <text:p text:style-name="P15">• <text:span text:style-name="T1">Set the acceleration.</text:span></text:p>
      <text:p text:style-name="P1">For example: -&gt; A100;</text:p>
      <text:p text:style-name="P15">• <text:span text:style-name="T1">Increase both P and I, D is 0, keeping P a factor of 3 to 0.2 for I.</text:span></text:p>
      <text:p text:style-name="Horizontal_20_Line"/>
      <table:table table:name="Table23" table:style-name="Table23">
        <table:table-column table:style-name="Table23.A"/>
        <table:table-row>
          <table:table-cell table:style-name="Table23.A1" office:value-type="string">
            <text:p text:style-name="P21"><text:bookmark text:name="27"/>Page 27</text:p>
          </table:table-cell>
        </table:table-row>
      </table:table>
      <text:p text:style-name="P1">Xi'an Minglang Electronic Technology Co., Ltd.</text:p>
      <text:p text:style-name="P1">·MLDS3605C User Manual·</text:p>
      <text:p text:style-name="P1">Company Address: Room 1103, Block H, Wangzuo Modern City, Tangyan Road, High-tech Zone, Xi'an (PR: 710075)</text:p>
      <text:p text:style-name="P1">Tel: 86-29-88892291 15802975566 Fax: 86-29-88892265</text:p>
      <text:p text:style-name="P1">Website: <text:span text:style-name="T3">http://www.mosvo.com</text:span></text:p>
      <text:p text:style-name="P1">The first <text:span text:style-name="T2">26</text:span> Total <text:span text:style-name="T2">29</text:span> Ye</text:p>
      <text:p text:style-name="P1">E.g:</text:p>
      <text:p text:style-name="P1">-&gt; P20</text:p>
      <text:p text:style-name="P1">-&gt; I10</text:p>
      <text:p text:style-name="P1">-&gt; D0</text:p>
      <text:p text:style-name="P15">• <text:span text:style-name="T1">Move the position from 0 to 100000 and then decrease to 0 to observe the position response curve, overshoot, and speed stability.</text:span></text:p>
      <text:p text:style-name="P1">E.g:</text:p>
      <text:p text:style-name="P1">-&gt;PO</text:p>
      <text:p text:style-name="P1">-&gt;M100000</text:p>
      <text:p text:style-name="P1">-&gt;GSI</text:p>
      <text:p text:style-name="P1">Waiting for arrival location</text:p>
      <text:p text:style-name="P1">-&gt;M0</text:p>
      <text:p text:style-name="P1">-&gt;GSI</text:p>
      <text:p text:style-name="P1">Waiting for arrival location</text:p>
      <text:p text:style-name="P15">• <text:span text:style-name="T1">Repeat the above two steps (including adjusting the multiple of P and I) until the best performance;</text:span></text:p>
      <text:p text:style-name="P15">• <text:span text:style-name="T1">To speed up the adjustment process, adjust the D factor appropriately to make the system perform better.</text:span></text:p>
      <text:p text:style-name="P1">4. Operational condition monitoring</text:p>
      <text:p text:style-name="P1">After the user successfully modifies the parameters, the effect of the motion control can be monitored in real time on the Servo Operation Management System software to facilitate adjustment.</text:p>
      <text:p text:style-name="P1"><text:soft-page-break/>parameter.</text:p>
      <text:p text:style-name="Horizontal_20_Line"/>
      <table:table table:name="Table24" table:style-name="Table24">
        <table:table-column table:style-name="Table24.A"/>
        <table:table-row>
          <table:table-cell table:style-name="Table24.A1" office:value-type="string">
            <text:p text:style-name="P21"><text:bookmark text:name="28"/>Page 28</text:p>
          </table:table-cell>
        </table:table-row>
      </table:table>
      <text:p text:style-name="P1">Xi'an Minglang Electronic Technology Co., Ltd.</text:p>
      <text:p text:style-name="P1">·MLDS3605C User Manual·</text:p>
      <text:p text:style-name="P1">Company Address: Room 1103, Block H, Wangzuo Modern City, Tangyan Road, High-tech Zone, Xi'an (PR: 710075)</text:p>
      <text:p text:style-name="P1">Tel: 86-29-88892291 15802975566 Fax: 86-29-88892265</text:p>
      <text:p text:style-name="P1">Website: <text:span text:style-name="T3">http://www.mosvo.com</text:span></text:p>
      <text:p text:style-name="P1">The first <text:span text:style-name="T2">27</text:span> Total <text:span text:style-name="T2">29</text:span> Ye</text:p>
      <text:p text:style-name="P1">Eight. Application examples</text:p>
      <text:p text:style-name="P1">1. Initialization settings</text:p>
      <text:p text:style-name="P1">Step 1: Connect the motor, encoder, and power supply to the drive properly and turn on the power.</text:p>
      <text:p text:style-name="P1">Step 2: Open the Servo Control Management System and connect the drive.</text:p>
      <text:p text:style-name="P1">Step 3: Make the following settings based on DC motor and encoder parameters:</text:p>
      <text:p text:style-name="P1">SPC8000</text:p>
      <text:p text:style-name="P1">Maximum peak current 8A</text:p>
      <text:p text:style-name="P1">SCC4500</text:p>
      <text:p text:style-name="P1">Maximum continuous current 4.5A</text:p>
      <text:p text:style-name="P1">A50</text:p>
      <text:p text:style-name="P1">Acceleration 50</text:p>
      <text:p text:style-name="P1">P50</text:p>
      <text:p text:style-name="P1">Scale factor 50</text:p>
      <text:p text:style-name="P1">I120</text:p>
      <text:p text:style-name="P1">Integral coefficient 120</text:p>
      <text:p text:style-name="P1">D0</text:p>
      <text:p text:style-name="P1">Differential coefficient 0</text:p>
      <text:p text:style-name="P1">SSP8000</text:p>
      <text:p text:style-name="P1">The maximum speed is 8000RPM, please modify this value according to the rated motor speed.</text:p>
      <text:p text:style-name="P1">ENC2000</text:p>
      <text:p text:style-name="P1">Encoder resolution 2000 (500 lines), please modify this value according to the actual encoder resolution</text:p>
      <text:p text:style-name="P1">Step 4: Store the parameters.</text:p>
      <text:p text:style-name="P1"><text:soft-page-break/>2. <text:span text:style-name="T12">CAN2.0B </text:span>speed control</text:p>
      <text:p text:style-name="P1">Step 1: After the initial setup is complete, make the following settings:</text:p>
      <text:p text:style-name="P1">DIS</text:p>
      <text:p text:style-name="P1">Drive release motor</text:p>
      <text:p text:style-name="P1">SMOD128</text:p>
      <text:p text:style-name="P1">Switch to speed control mode, CAN source</text:p>
      <text:p text:style-name="P1">ENA</text:p>
      <text:p text:style-name="P1">Internal enable is valid, motor is loaded</text:p>
      <text:p text:style-name="P1">V1000</text:p>
      <text:p text:style-name="P1">Control the motor to run at 100RPM</text:p>
      <text:p text:style-name="P1">Step 2: Perform PID debugging to get the best speed control performance</text:p>
      <text:p text:style-name="P1">Step 3: Save the parameters</text:p>
      <text:p text:style-name="P1">ESA</text:p>
      <text:p text:style-name="P1">Save the configuration to the built-in EEPROM of the drive</text:p>
      <text:p text:style-name="P1">Step 4: Turn off the power, re-power, and use the RS232 command to control motor operation.</text:p>
      <text:p text:style-name="P1">4. CAN2.0B position control</text:p>
      <text:p text:style-name="P1">Step 1: After the initial setup is complete, make the following settings:</text:p>
      <text:p text:style-name="P1">DIS</text:p>
      <text:p text:style-name="P1">Drive release motor</text:p>
      <text:p text:style-name="Horizontal_20_Line"/>
      <table:table table:name="Table25" table:style-name="Table25">
        <table:table-column table:style-name="Table25.A"/>
        <table:table-row>
          <table:table-cell table:style-name="Table25.A1" office:value-type="string">
            <text:p text:style-name="P21"><text:bookmark text:name="29"/>Page 29</text:p>
          </table:table-cell>
        </table:table-row>
      </table:table>
      <text:p text:style-name="P1">Xi'an Minglang Electronic Technology Co., Ltd.</text:p>
      <text:p text:style-name="P1">·MLDS3605C User Manual·</text:p>
      <text:p text:style-name="P1">Company Address: Room 1103, Block H, Wangzuo Modern City, Tangyan Road, High-tech Zone, Xi'an (PR: 710075)</text:p>
      <text:p text:style-name="P1">Tel: 86-29-88892291 15802975566 Fax: 86-29-88892265</text:p>
      <text:p text:style-name="P1">Website: <text:span text:style-name="T3">http://www.mosvo.com</text:span></text:p>
      <text:p text:style-name="P1">The first <text:span text:style-name="T2">28</text:span> Total <text:span text:style-name="T2">29</text:span> Ye</text:p>
      <text:p text:style-name="P1">SMOD129</text:p>
      <text:p text:style-name="P1">Switch to position control mode, CAN source</text:p>
      <text:p text:style-name="P1">ENA</text:p>
      <text:p text:style-name="P1">Internal enable is valid, motor is loaded</text:p>
      <text:p text:style-name="P1">PO0</text:p>
      <text:p text:style-name="P1">Clear position</text:p>
      <text:p text:style-name="P1"><text:soft-page-break/>M200000</text:p>
      <text:p text:style-name="P1">Set the relative position 200000 to perform position control</text:p>
      <text:p text:style-name="P1">Step 2: Perform PID debugging to get the best bit control performance</text:p>
      <text:p text:style-name="P1">Step 3: Save the parameters</text:p>
      <text:p text:style-name="P1">ESA</text:p>
      <text:p text:style-name="P1">Save the configuration to the built-in EEPROM of the drive</text:p>
      <text:p text:style-name="P1">Step 4: Turn off the power, reapply, and use CAN2.0B to control motor operation.</text:p>
      <text:p text:style-name="Horizontal_20_Line"/>
      <table:table table:name="Table26" table:style-name="Table26">
        <table:table-column table:style-name="Table26.A"/>
        <table:table-row>
          <table:table-cell table:style-name="Table26.A1" office:value-type="string">
            <text:p text:style-name="P21"><text:bookmark text:name="30"/>Page 30</text:p>
          </table:table-cell>
        </table:table-row>
      </table:table>
      <text:p text:style-name="P1">Xi'an Minglang Electronic Technology Co., Ltd.</text:p>
      <text:p text:style-name="P1">·MLDS3605C User Manual·</text:p>
      <text:p text:style-name="P1">Company Address: Room 1103, Block H, Wangzuo Modern City, Tangyan Road, High-tech Zone, Xi'an (PR: 710075)</text:p>
      <text:p text:style-name="P1">Tel: 86-29-88892291 15802975566 Fax: 86-29-88892265</text:p>
      <text:p text:style-name="P1">Website: <text:span text:style-name="T3">http://www.mosvo.com</text:span></text:p>
      <text:p text:style-name="P1">The first <text:span text:style-name="T2">29</text:span> Total <text:span text:style-name="T2">29</text:span> Ye</text:p>
      <text:p text:style-name="P1">nine. common problem</text:p>
      <text:p text:style-name="P1">1. Relationship between ENA/DIS instruction and external enable signal EN</text:p>
      <text:p text:style-name="P1">The external enable signal EN has the highest priority. When it is low, the ENA/DIS instruction operation is invalid. When it is high, ENA</text:p>
      <text:p text:style-name="P1">The /DIS instruction operation is valid;</text:p>
      <text:p text:style-name="P1">2. About SBS Emergency Stop Instructions</text:p>
      <text:p text:style-name="P1">The SBS command can be used when the motor needs an emergency stop during operation. But this command will be produced for motors and drives at heavy loads and high speeds.</text:p>
      <text:p text:style-name="P1">Certain injuries are caused, and it is strictly forbidden to use them frequently; to cancel the emergency stop state, you can use the CBS command or re-energize the drive.</text:p>
      <text:p text:style-name="P1"><text:span text:style-name="T2">.3 </text:span><text:span text:style-name="T13">on the ESA Directive</text:span></text:p>
      <text:p text:style-name="P1">When using the ESA instruction to store parameters, the motor should be stopped, otherwise a short-term imbalance will occ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04:24.574003772</meta:creation-date>
    <dc:date>2019-05-02T18:06:39.732971169</dc:date>
    <meta:editing-duration>PT8H13M6S</meta:editing-duration>
    <meta:editing-cycles>129</meta:editing-cycles>
    <meta:generator>LibreOffice/5.1.6.2$Linux_X86_64 LibreOffice_project/10m0$Build-2</meta:generator>
    <meta:document-statistic meta:table-count="8" meta:image-count="0" meta:object-count="0" meta:page-count="39" meta:paragraph-count="1147" meta:word-count="5774" meta:character-count="33660" meta:non-whitespace-character-count="29315"/>
  </office:meta>
</office:document-meta>
</file>